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4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0.995cm" fo:break-before="auto" style:use-optimal-row-height="true"/>
    </style:style>
    <style:style style:name="ro9" style:family="table-row">
      <style:table-row-properties style:row-height="1.944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741cm" fo:break-before="auto" style:use-optimal-row-height="true"/>
    </style:style>
    <style:style style:name="ro16" style:family="table-row">
      <style:table-row-properties style:row-height="0.497cm" fo:break-before="auto" style:use-optimal-row-height="true"/>
    </style:style>
    <style:style style:name="ro19" style:family="table-row">
      <style:table-row-properties style:row-height="4.703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1.582cm" fo:break-before="auto" style:use-optimal-row-height="true"/>
    </style:style>
    <style:style style:name="ro23" style:family="table-row">
      <style:table-row-properties style:row-height="3.685cm" fo:break-before="auto" style:use-optimal-row-height="true"/>
    </style:style>
    <style:style style:name="ro24" style:family="table-row">
      <style:table-row-properties style:row-height="2.351cm" fo:break-before="auto" style:use-optimal-row-height="true"/>
    </style:style>
    <style:style style:name="ro25" style:family="table-row">
      <style:table-row-properties style:row-height="3.3cm" fo:break-before="auto" style:use-optimal-row-height="true"/>
    </style:style>
    <style:style style:name="ro26" style:family="table-row">
      <style:table-row-properties style:row-height="1.898cm" fo:break-before="auto" style:use-optimal-row-height="true"/>
    </style:style>
    <style:style style:name="ro27" style:family="table-row">
      <style:table-row-properties style:row-height="3.36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5" style:family="table-cell" style:parent-style-name="Default">
      <style:table-cell-properties fo:wrap-option="wrap"/>
      <style:text-properties fo:color="#000000"/>
    </style:style>
    <style:style style:name="ce16"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style>
    <style:style style:name="ce18" style:family="table-cell" style:parent-style-name="Default">
      <style:table-cell-properties fo:background-color="#ffff00"/>
      <style:text-properties style:use-window-font-color="true"/>
    </style:style>
    <style:style style:name="ce19"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9"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0"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font-name="Verdana1" fo:font-size="12pt" style:font-size-asian="12pt" style:font-size-complex="12pt"/>
    </style:style>
    <style:style style:name="ce5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3"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4" style:family="table-cell" style:parent-style-name="Default">
      <style:text-properties style:use-window-font-color="true" style:font-name="Verdana1" fo:font-size="11pt" style:font-size-asian="11pt" style:font-size-complex="11pt"/>
    </style:style>
    <style:style style:name="ce55"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fo:color="#000000" style:font-name="Verdana1" fo:font-size="11pt" style:font-size-asian="11pt" style:font-size-complex="11pt"/>
    </style:style>
    <style:style style:name="T26"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8" style:family="text">
      <style:text-properties fo:color="#000000" style:font-name="Verdana" fo:font-size="11pt" style:font-size-asian="11pt" style:font-size-complex="11pt"/>
    </style:style>
    <style:style style:name="T2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5"/>
        <table:table-column table:style-name="co5" table:default-cell-style-name="ce7"/>
        <table:table-column table:style-name="co6" table:default-cell-style-name="ce7"/>
        <table:table-column table:style-name="co7" table:number-columns-repeated="4" table:default-cell-style-name="ce7"/>
        <table:table-column table:style-name="co8"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8" office:value-type="string">
            <text:p>In case the Amount due for payment (BT-115) is positive, either the Payment due date (BT-9) or the Payment terms (BT-20) shall be present.</text:p>
          </table:table-cell>
          <table:table-cell table:style-name="ce16"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9" office:value-type="string">
            <text:p>The Buyer electronic address shall have a Scheme identifier</text:p>
          </table:table-cell>
          <table:table-cell table:style-name="ce16"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0"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7">
          <table:table-cell table:style-name="ce6" office:value-type="string">
            <text:p>BR-51</text:p>
          </table:table-cell>
          <table:table-cell table:style-name="ce8" office:value-type="string">
            <text:p>The last 4 to 6 <text:span text:style-name="T1">digits of the Payment card primary account number shall be present if </text:span><text:span text:style-name="T1">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9" office:value-type="string">
            <text:p>Each Deliver to address shall contain a Deliver to country code</text:p>
          </table:table-cell>
          <table:table-cell table:style-name="ce16"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7">
          <table:table-cell table:style-name="ce6" office:value-type="string">
            <text:p>BR-32</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7">
          <table:table-cell table:style-name="ce6" office:value-type="string">
            <text:p>BR-33</text:p>
          </table:table-cell>
          <table:table-cell table:style-name="ce8" office:value-type="string">
            <text:p>Each document level allowance shall have a Document level allowance reason <text:span text:style-name="T2">or a </text:span><text:span text:style-name="T2">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7">
          <table:table-cell table:style-name="ce6" office:value-type="string">
            <text:p>BR-CO-21</text:p>
          </table:table-cell>
          <table:table-cell table:style-name="ce8"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7">
          <table:table-cell table:style-name="ce6" office:value-type="string">
            <text:p>BR-38</text:p>
          </table:table-cell>
          <table:table-cell table:style-name="ce11" office:value-type="string">
            <text:p><text:span text:style-name="T3">Each document level charge shall have a Document level charge reason</text:span><text:span text:style-name="T4"> </text:span><text:span text:style-name="T5"><text:s/>or a Document </text:span><text:span text:style-name="T5">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7">
          <table:table-cell table:style-name="ce6" office:value-type="string">
            <text:p>BR-CO-22</text:p>
          </table:table-cell>
          <table:table-cell table:style-name="ce8"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1"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1"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7">
          <table:table-cell table:style-name="ce6" office:value-type="string">
            <text:p>BR-CO-13</text:p>
          </table:table-cell>
          <table:table-cell table:style-name="ce11"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7">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7">
          <table:table-cell table:style-name="ce6" office:value-type="string">
            <text:p>BR-CO-16</text:p>
          </table:table-cell>
          <table:table-cell table:style-name="ce8" office:value-type="string">
            <text:p>Amount due for payment = Invoice total VAT amount-Paid amoun<text:span text:style-name="T3">t </text:span><text:span text:style-name="T6"><text:s/>+ Rounding amount </text:span><text:span text:style-name="T6">(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7">
          <table:table-cell table:style-name="ce6" office:value-type="string">
            <text:p>BR-53</text:p>
          </table:table-cell>
          <table:table-cell table:style-name="ce9" office:value-type="string">
            <text:p>If the VAT accounting currency code is present, then the Invoice total VAT amount in accounting currency shall be provided. </text:p>
          </table:table-cell>
          <table:table-cell table:style-name="ce17"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2</text:p>
          </table:table-cell>
          <table:table-cell table:style-name="ce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3</text:p>
          </table:table-cell>
          <table:table-cell table:style-name="ce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1"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8"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2</text:p>
          </table:table-cell>
          <table:table-cell table:style-name="ce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2</text:p>
          </table:table-cell>
          <table:table-cell table:style-name="ce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4</text:p>
          </table:table-cell>
          <table:table-cell table:style-name="ce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2</text:p>
          </table:table-cell>
          <table:table-cell table:style-name="ce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11</text:p>
          </table:table-cell>
          <table:table-cell table:style-name="ce8"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2</text:p>
          </table:table-cell>
          <table:table-cell table:style-name="ce8"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2</text:p>
          </table:table-cell>
          <table:table-cell table:style-name="ce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3</text:p>
          </table:table-cell>
          <table:table-cell table:style-name="ce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4</text:p>
          </table:table-cell>
          <table:table-cell table:style-name="ce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2</text:p>
          </table:table-cell>
          <table:table-cell table:style-name="ce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3</text:p>
          </table:table-cell>
          <table:table-cell table:style-name="ce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4</text:p>
          </table:table-cell>
          <table:table-cell table:style-name="ce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9"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2</text:p>
          </table:table-cell>
          <table:table-cell table:style-name="ce9"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9"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04</text:p>
          </table:table-cell>
          <table:table-cell table:style-name="ce9"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1</text:p>
          </table:table-cell>
          <table:table-cell table:style-name="ce9"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2</text:p>
          </table:table-cell>
          <table:table-cell table:style-name="ce9"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3</text:p>
          </table:table-cell>
          <table:table-cell table:style-name="ce9"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O-14</text:p>
          </table:table-cell>
          <table:table-cell table:style-name="ce9"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S-01</text:p>
          </table:table-cell>
          <table:table-cell table:style-name="ce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2</text:p>
          </table:table-cell>
          <table:table-cell table:style-name="ce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2</text:p>
          </table:table-cell>
          <table:table-cell table:style-name="ce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4</text:p>
          </table:table-cell>
          <table:table-cell table:style-name="ce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9"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7">
          <table:table-cell table:style-name="ce6" office:value-type="string">
            <text:p>BR-42</text:p>
          </table:table-cell>
          <table:table-cell table:style-name="ce11" office:value-type="string">
            <text:p><text:span text:style-name="T3">Each Invoice line allowance shall have an Invoice line allowance reason </text:span><text:span text:style-name="T5">or an Invoice </text:span><text:span text:style-name="T5">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7">
          <table:table-cell table:style-name="ce6" office:value-type="string">
            <text:p>BR-CO-23</text:p>
          </table:table-cell>
          <table:table-cell table:style-name="ce8"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7">
          <table:table-cell table:style-name="ce6" office:value-type="string">
            <text:p>BR-44</text:p>
          </table:table-cell>
          <table:table-cell table:style-name="ce8" office:value-type="string">
            <text:p>Each Invoice line charge shall have an Invoice line charge reason <text:span text:style-name="T2">or an invoice line </text:span><text:span text:style-name="T2">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7">
          <table:table-cell table:style-name="ce6" office:value-type="string">
            <text:p>BR-CO-24</text:p>
          </table:table-cell>
          <table:table-cell table:style-name="ce8"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7">
          <table:table-cell table:style-name="ce6" office:value-type="string">
            <text:p>BR-30</text:p>
          </table:table-cell>
          <table:table-cell table:style-name="ce12"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7">
          <table:table-cell table:style-name="ce6" office:value-type="string">
            <text:p>BR-CO-20</text:p>
          </table:table-cell>
          <table:table-cell table:style-name="ce8"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7">
          <table:table-cell table:style-name="ce6" office:value-type="string">
            <text:p>BR-29</text:p>
          </table:table-cell>
          <table:table-cell table:style-name="ce13"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7">
          <table:table-cell table:style-name="ce6" office:value-type="string">
            <text:p>BR-CO-19</text:p>
          </table:table-cell>
          <table:table-cell table:style-name="ce8"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9" office:value-type="string">
            <text:p>The Item classification identifier shall have a Scheme identifier</text:p>
          </table:table-cell>
          <table:table-cell table:style-name="ce16"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9" office:value-type="string">
            <text:p>The Item standard identifier shall have a Scheme identifier</text:p>
          </table:table-cell>
          <table:table-cell table:style-name="ce16"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7">
          <table:table-cell table:style-name="ce6" office:value-type="string">
            <text:p>BR-50</text:p>
          </table:table-cell>
          <table:table-cell table:style-name="ce8" office:value-type="string">
            <text:p>A <text:span text:style-name="T1">payment account identifier shall be present if Credit Transfer identification</text:span><text:span text:style-name="T8"> </text:span>information is provided in the Invoice. </text:p>
          </table:table-cell>
          <table:table-cell table:style-name="ce18"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8" office:value-type="string">
            <text:p>A payment instruction shall specify the Payment means type code. </text:p>
          </table:table-cell>
          <table:table-cell table:style-name="ce19"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7">
          <table:table-cell table:style-name="ce6" office:value-type="string">
            <text:p>BR-61</text:p>
          </table:table-cell>
          <table:table-cell table:style-name="ce9" office:value-type="string">
            <text:p>If the Payment means type is SEPA credit transfer, Local credit transfer or Non-SEPA international credit transfer, the Payment account identifier shall be present.</text:p>
          </table:table-cell>
          <table:table-cell table:style-name="ce19"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4"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0">
          <table:table-cell table:style-name="ce6" office:value-type="string">
            <text:p>BR-CO-26</text:p>
          </table:table-cell>
          <table:table-cell table:style-name="ce8"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9" office:value-type="string">
            <text:p>The Seller electronic address shall have a Scheme identifier</text:p>
          </table:table-cell>
          <table:table-cell table:style-name="ce16"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0"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7">
          <table:table-cell table:style-name="ce6" office:value-type="string">
            <text:p>BR-18</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7">
          <table:table-cell table:style-name="ce6" office:value-type="string">
            <text:p>BR-19</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9"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7">
          <table:table-cell table:style-name="ce6" office:value-type="string">
            <text:p>BR-20</text:p>
          </table:table-cell>
          <table:table-cell table:style-name="ce12"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7">
          <table:table-cell table:style-name="ce6" office:value-type="string">
            <text:p>BR-48</text:p>
          </table:table-cell>
          <table:table-cell table:style-name="ce9"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7">
          <table:table-cell table:style-name="ce6" office:value-type="string">
            <text:p>BR-CO-17</text:p>
          </table:table-cell>
          <table:table-cell table:style-name="ce9"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0">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text:span text:style-name="T1"> </text:span><text:span text:style-name="T1">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1">
          <table:table-cell table:style-name="ce6" office:value-type="string">
            <text:p>BR-AE-08</text:p>
          </table:table-cell>
          <table:table-cell table:style-name="ce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9</text:p>
          </table:table-cell>
          <table:table-cell table:style-name="ce8"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6</text:p>
          </table:table-cell>
          <table:table-cell table:style-name="ce8"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7</text:p>
          </table:table-cell>
          <table:table-cell table:style-name="ce8"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5</text:p>
          </table:table-cell>
          <table:table-cell table:style-name="ce8"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E-08</text:p>
          </table:table-cell>
          <table:table-cell table:style-name="ce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9</text:p>
          </table:table-cell>
          <table:table-cell table:style-name="ce8"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10</text:p>
          </table:table-cell>
          <table:table-cell table:style-name="ce8"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6</text:p>
          </table:table-cell>
          <table:table-cell table:style-name="ce8"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7</text:p>
          </table:table-cell>
          <table:table-cell table:style-name="ce8"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5</text:p>
          </table:table-cell>
          <table:table-cell table:style-name="ce8"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8</text:p>
          </table:table-cell>
          <table:table-cell table:style-name="ce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7">
          <table:table-cell table:style-name="ce6" office:value-type="string">
            <text:p>BR-G-09</text:p>
          </table:table-cell>
          <table:table-cell table:style-name="ce8"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6</text:p>
          </table:table-cell>
          <table:table-cell table:style-name="ce8"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7</text:p>
          </table:table-cell>
          <table:table-cell table:style-name="ce8"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5</text:p>
          </table:table-cell>
          <table:table-cell table:style-name="ce8"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08</text:p>
          </table:table-cell>
          <table:table-cell table:style-name="ce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9</text:p>
          </table:table-cell>
          <table:table-cell table:style-name="ce8"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6</text:p>
          </table:table-cell>
          <table:table-cell table:style-name="ce8"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7</text:p>
          </table:table-cell>
          <table:table-cell table:style-name="ce8"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5</text:p>
          </table:table-cell>
          <table:table-cell table:style-name="ce8"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G-09</text:p>
          </table:table-cell>
          <table:table-cell table:style-name="ce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10</text:p>
          </table:table-cell>
          <table:table-cell table:style-name="ce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6</text:p>
          </table:table-cell>
          <table:table-cell table:style-name="ce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7</text:p>
          </table:table-cell>
          <table:table-cell table:style-name="ce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5</text:p>
          </table:table-cell>
          <table:table-cell table:style-name="ce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IP-09</text:p>
          </table:table-cell>
          <table:table-cell table:style-name="ce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10</text:p>
          </table:table-cell>
          <table:table-cell table:style-name="ce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6</text:p>
          </table:table-cell>
          <table:table-cell table:style-name="ce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7</text:p>
          </table:table-cell>
          <table:table-cell table:style-name="ce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5</text:p>
          </table:table-cell>
          <table:table-cell table:style-name="ce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08</text:p>
          </table:table-cell>
          <table:table-cell table:style-name="ce9"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9</text:p>
          </table:table-cell>
          <table:table-cell table:style-name="ce9"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9"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6</text:p>
          </table:table-cell>
          <table:table-cell table:style-name="ce9"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7</text:p>
          </table:table-cell>
          <table:table-cell table:style-name="ce9"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5</text:p>
          </table:table-cell>
          <table:table-cell table:style-name="ce9"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S-09</text:p>
          </table:table-cell>
          <table:table-cell table:style-name="ce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10</text:p>
          </table:table-cell>
          <table:table-cell table:style-name="ce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6</text:p>
          </table:table-cell>
          <table:table-cell table:style-name="ce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7</text:p>
          </table:table-cell>
          <table:table-cell table:style-name="ce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5</text:p>
          </table:table-cell>
          <table:table-cell table:style-name="ce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8</text:p>
          </table:table-cell>
          <table:table-cell table:style-name="ce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9</text:p>
          </table:table-cell>
          <table:table-cell table:style-name="ce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10</text:p>
          </table:table-cell>
          <table:table-cell table:style-name="ce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6</text:p>
          </table:table-cell>
          <table:table-cell table:style-name="ce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7</text:p>
          </table:table-cell>
          <table:table-cell table:style-name="ce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5</text:p>
          </table:table-cell>
          <table:table-cell table:style-name="ce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17"/>
        <table:table-column table:style-name="co10" table:default-cell-style-name="ce17"/>
        <table:table-column table:style-name="co11" table:default-cell-style-name="ce49"/>
        <table:table-column table:style-name="co12" table:default-cell-style-name="ce17"/>
        <table:table-column table:style-name="co13" table:default-cell-style-name="ce17"/>
        <table:table-column table:style-name="co16" table:default-cell-style-name="ce17"/>
        <table:table-column table:style-name="co17" table:default-cell-style-name="ce17"/>
        <table:table-column table:style-name="co18" table:default-cell-style-name="ce17"/>
        <table:table-column table:style-name="co7" table:number-columns-repeated="1016" table:default-cell-style-name="ce17"/>
        <table:table-row table:style-name="ro13">
          <table:table-cell table:style-name="ce21" office:value-type="string">
            <text:p>Source</text:p>
          </table:table-cell>
          <table:table-cell table:style-name="ce21" office:value-type="string">
            <text:p>Rule ID</text:p>
          </table:table-cell>
          <table:table-cell table:style-name="ce23" office:value-type="string">
            <text:p>Predicate</text:p>
          </table:table-cell>
          <table:table-cell table:style-name="ce57" office:value-type="string">
            <text:p>Prerequisite</text:p>
          </table:table-cell>
          <table:table-cell/>
          <table:table-cell table:style-name="ce58" table:number-columns-repeated="252"/>
          <table:table-cell table:number-columns-repeated="767"/>
        </table:table-row>
        <table:table-row table:style-name="ro6">
          <table:table-cell office:value-type="string">
            <text:p>model</text:p>
          </table:table-cell>
          <table:table-cell table:style-name="ce19" office:value-type="string">
            <text:p>BR-01</text:p>
          </table:table-cell>
          <table:table-cell table:style-name="ce23" office:value-type="string">
            <text:p>exists(cbc:CustomizationID)</text:p>
          </table:table-cell>
          <table:table-cell table:number-columns-repeated="1021"/>
        </table:table-row>
        <table:table-row table:style-name="ro6">
          <table:table-cell office:value-type="string">
            <text:p>model</text:p>
          </table:table-cell>
          <table:table-cell table:style-name="ce19" office:value-type="string">
            <text:p>BR-02</text:p>
          </table:table-cell>
          <table:table-cell table:style-name="ce23"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03</text:p>
          </table:table-cell>
          <table:table-cell table:style-name="ce23" office:value-type="string">
            <text:p>exists(cbc:IssueDate)</text:p>
          </table:table-cell>
          <table:table-cell table:number-columns-repeated="1021"/>
        </table:table-row>
        <table:table-row table:style-name="ro6">
          <table:table-cell office:value-type="string">
            <text:p>model</text:p>
          </table:table-cell>
          <table:table-cell table:style-name="ce19" office:value-type="string">
            <text:p>BR-04</text:p>
          </table:table-cell>
          <table:table-cell table:style-name="ce23" office:value-type="string">
            <text:p>exists(cbc:InvoiceTypeCode)</text:p>
          </table:table-cell>
          <table:table-cell table:number-columns-repeated="1021"/>
        </table:table-row>
        <table:table-row table:style-name="ro6">
          <table:table-cell office:value-type="string">
            <text:p>model</text:p>
          </table:table-cell>
          <table:table-cell table:style-name="ce19" office:value-type="string">
            <text:p>BR-05</text:p>
          </table:table-cell>
          <table:table-cell table:style-name="ce23" office:value-type="string">
            <text:p>exists(cbc:DocumentCurrencyCode)</text:p>
          </table:table-cell>
          <table:table-cell table:number-columns-repeated="1021"/>
        </table:table-row>
        <table:table-row table:style-name="ro4">
          <table:table-cell office:value-type="string">
            <text:p>model</text:p>
          </table:table-cell>
          <table:table-cell table:style-name="ce19" office:value-type="string">
            <text:p>BR-06</text:p>
          </table:table-cell>
          <table:table-cell table:style-name="ce24" office:value-type="string">
            <text:p><text:span text:style-name="T3">exists(</text:span><text:span text:style-name="T9">cac:AccountingSupplierParty/cac:Party/cac:PartyLegalEntity/cbc:RegistrationNam</text:span><text:span text:style-name="T9">e)</text:span></text:p>
          </table:table-cell>
          <table:table-cell table:number-columns-repeated="1021"/>
        </table:table-row>
        <table:table-row table:style-name="ro4">
          <table:table-cell office:value-type="string">
            <text:p>model</text:p>
          </table:table-cell>
          <table:table-cell table:style-name="ce19" office:value-type="string">
            <text:p>BR-07</text:p>
          </table:table-cell>
          <table:table-cell table:style-name="ce24" office:value-type="string">
            <text:p><text:span text:style-name="T10">exists(</text:span><text:span text:style-name="T11">cac:AccountingCustomerParty/cac:Party/cac:PartyLegalEntity/cbc:RegistrationNa</text:span><text:span text:style-name="T11">me)</text:span></text:p>
          </table:table-cell>
          <table:table-cell table:number-columns-repeated="1021"/>
        </table:table-row>
        <table:table-row table:style-name="ro6">
          <table:table-cell office:value-type="string">
            <text:p>model</text:p>
          </table:table-cell>
          <table:table-cell table:style-name="ce19"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19" office:value-type="string">
            <text:p>BR-09</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0</text:p>
          </table:table-cell>
          <table:table-cell table:style-name="ce29"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19" office:value-type="string">
            <text:p>BR-11</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12</text:p>
          </table:table-cell>
          <table:table-cell table:style-name="ce29"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19" office:value-type="string">
            <text:p>BR-13</text:p>
          </table:table-cell>
          <table:table-cell table:style-name="ce29"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19" office:value-type="string">
            <text:p>BR-14</text:p>
          </table:table-cell>
          <table:table-cell table:style-name="ce29"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19" office:value-type="string">
            <text:p>BR-15</text:p>
          </table:table-cell>
          <table:table-cell table:style-name="ce29"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19" office:value-type="string">
            <text:p>BR-16</text:p>
          </table:table-cell>
          <table:table-cell table:style-name="ce29" office:value-type="string">
            <text:p>exists(cac:InvoiceLine)</text:p>
          </table:table-cell>
          <table:table-cell table:number-columns-repeated="1021"/>
        </table:table-row>
        <table:table-row table:style-name="ro4">
          <table:table-cell table:style-name="ce18" office:value-type="string">
            <text:p>model</text:p>
          </table:table-cell>
          <table:table-cell table:style-name="ce22" office:value-type="string">
            <text:p>BR-17</text:p>
          </table:table-cell>
          <table:table-cell table:style-name="ce30"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19" office:value-type="string">
            <text:p>BR-18</text:p>
          </table:table-cell>
          <table:table-cell table:style-name="ce24"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19" office:value-type="string">
            <text:p>BR-19</text:p>
          </table:table-cell>
          <table:table-cell table:style-name="ce29" office:value-type="string">
            <text:p>exists(cac:PostalAddress)</text:p>
          </table:table-cell>
          <table:table-cell table:number-columns-repeated="1021"/>
        </table:table-row>
        <table:table-row table:style-name="ro6">
          <table:table-cell office:value-type="string">
            <text:p>model</text:p>
          </table:table-cell>
          <table:table-cell table:style-name="ce19" office:value-type="string">
            <text:p>BR-20</text:p>
          </table:table-cell>
          <table:table-cell table:style-name="ce29" office:value-type="string">
            <text:p>exists(cac:Country/cbc:IdentificationCode)</text:p>
          </table:table-cell>
          <table:table-cell table:number-columns-repeated="1021"/>
        </table:table-row>
        <table:table-row table:style-name="ro6">
          <table:table-cell office:value-type="string">
            <text:p>model</text:p>
          </table:table-cell>
          <table:table-cell table:style-name="ce19" office:value-type="string">
            <text:p>BR-21</text:p>
          </table:table-cell>
          <table:table-cell table:style-name="ce29" office:value-type="string">
            <text:p>exists(cbc:ID)</text:p>
          </table:table-cell>
          <table:table-cell table:number-columns-repeated="1021"/>
        </table:table-row>
        <table:table-row table:style-name="ro6">
          <table:table-cell office:value-type="string">
            <text:p>model</text:p>
          </table:table-cell>
          <table:table-cell table:style-name="ce19" office:value-type="string">
            <text:p>BR-22</text:p>
          </table:table-cell>
          <table:table-cell table:style-name="ce29" office:value-type="string">
            <text:p>exists(cbc:InvoicedQuantity)</text:p>
          </table:table-cell>
          <table:table-cell table:number-columns-repeated="1021"/>
        </table:table-row>
        <table:table-row table:style-name="ro6">
          <table:table-cell office:value-type="string">
            <text:p>model</text:p>
          </table:table-cell>
          <table:table-cell table:style-name="ce19"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19" office:value-type="string">
            <text:p>BR-24</text:p>
          </table:table-cell>
          <table:table-cell table:style-name="ce29" office:value-type="string">
            <text:p>exists(cbc:LineExtensionAmount)</text:p>
          </table:table-cell>
          <table:table-cell table:number-columns-repeated="1021"/>
        </table:table-row>
        <table:table-row table:style-name="ro6">
          <table:table-cell office:value-type="string">
            <text:p>model</text:p>
          </table:table-cell>
          <table:table-cell table:style-name="ce19" office:value-type="string">
            <text:p>BR-25</text:p>
          </table:table-cell>
          <table:table-cell table:style-name="ce29" office:value-type="string">
            <text:p>exists(cac:Item/cbc:Name)</text:p>
          </table:table-cell>
          <table:table-cell table:number-columns-repeated="1021"/>
        </table:table-row>
        <table:table-row table:style-name="ro6">
          <table:table-cell office:value-type="string">
            <text:p>model</text:p>
          </table:table-cell>
          <table:table-cell table:style-name="ce19" office:value-type="string">
            <text:p>BR-26</text:p>
          </table:table-cell>
          <table:table-cell table:style-name="ce29" office:value-type="string">
            <text:p>exists(cac:Price/cbc:PriceAmount)</text:p>
          </table:table-cell>
          <table:table-cell table:number-columns-repeated="1021"/>
        </table:table-row>
        <table:table-row table:style-name="ro6">
          <table:table-cell office:value-type="string">
            <text:p>model</text:p>
          </table:table-cell>
          <table:table-cell table:style-name="ce19" office:value-type="string">
            <text:p>BR-27</text:p>
          </table:table-cell>
          <table:table-cell table:style-name="ce29" office:value-type="string">
            <text:p>(cac:Price/cbc:PriceAmount) &gt;= 0</text:p>
          </table:table-cell>
          <table:table-cell table:number-columns-repeated="1021"/>
        </table:table-row>
        <table:table-row table:style-name="ro14">
          <table:table-cell office:value-type="string">
            <text:p>model</text:p>
          </table:table-cell>
          <table:table-cell table:style-name="ce19" office:value-type="string">
            <text:p>BR-28</text:p>
          </table:table-cell>
          <table:table-cell table:style-name="ce29" office:value-type="string">
            <text:p>(cac:Price/cac:AllowanceCharge/cbc:BaseAmount) &gt;= 0 or not(exists(cac:Price/cac:AllowanceCharge/cbc:BaseAmount))</text:p>
          </table:table-cell>
          <table:table-cell table:number-columns-repeated="3"/>
          <table:table-cell table:style-name="ce59" office:value-type="string">
            <text:p>Don't use this mapping!</text:p>
          </table:table-cell>
          <table:table-cell table:number-columns-repeated="1017"/>
        </table:table-row>
        <table:table-row table:style-name="ro14">
          <table:table-cell office:value-type="string">
            <text:p>model</text:p>
          </table:table-cell>
          <table:table-cell table:style-name="ce19" office:value-type="string">
            <text:p>BR-29</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19" office:value-type="string">
            <text:p>BR-30</text:p>
          </table:table-cell>
          <table:table-cell table:style-name="ce29"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19" office:value-type="string">
            <text:p>BR-31</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2</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3</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36</text:p>
          </table:table-cell>
          <table:table-cell table:style-name="ce29" office:value-type="string">
            <text:p>exists(cbc:Amount)</text:p>
          </table:table-cell>
          <table:table-cell table:number-columns-repeated="1021"/>
        </table:table-row>
        <table:table-row table:style-name="ro6">
          <table:table-cell office:value-type="string">
            <text:p>model</text:p>
          </table:table-cell>
          <table:table-cell table:style-name="ce19" office:value-type="string">
            <text:p>BR-3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38</text:p>
          </table:table-cell>
          <table:table-cell table:style-name="ce29"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19" office:value-type="string">
            <text:p>BR-41</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2</text:p>
          </table:table-cell>
          <table:table-cell table:style-name="ce29"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3</text:p>
          </table:table-cell>
          <table:table-cell table:style-name="ce29"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4</text:p>
          </table:table-cell>
          <table:table-cell table:style-name="ce29"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19" office:value-type="string">
            <text:p>BR-45</text:p>
          </table:table-cell>
          <table:table-cell table:style-name="ce29" office:value-type="string">
            <text:p>exists(cbc:TaxableAmount)</text:p>
          </table:table-cell>
          <table:table-cell table:number-columns-repeated="1021"/>
        </table:table-row>
        <table:table-row table:style-name="ro6">
          <table:table-cell office:value-type="string">
            <text:p>model</text:p>
          </table:table-cell>
          <table:table-cell table:style-name="ce19" office:value-type="string">
            <text:p>BR-46</text:p>
          </table:table-cell>
          <table:table-cell table:style-name="ce29" office:value-type="string">
            <text:p>exists(cbc:TaxAmount)</text:p>
          </table:table-cell>
          <table:table-cell table:number-columns-repeated="1021"/>
        </table:table-row>
        <table:table-row table:style-name="ro6">
          <table:table-cell office:value-type="string">
            <text:p>model</text:p>
          </table:table-cell>
          <table:table-cell table:style-name="ce19" office:value-type="string">
            <text:p>BR-47</text:p>
          </table:table-cell>
          <table:table-cell table:style-name="ce29" office:value-type="string">
            <text:p>exists(cac:TaxCategory/cbc:ID)</text:p>
          </table:table-cell>
          <table:table-cell table:number-columns-repeated="1021"/>
        </table:table-row>
        <table:table-row table:style-name="ro6">
          <table:table-cell office:value-type="string">
            <text:p>model</text:p>
          </table:table-cell>
          <table:table-cell table:style-name="ce19" office:value-type="string">
            <text:p>BR-48</text:p>
          </table:table-cell>
          <table:table-cell table:style-name="ce29"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19" office:value-type="string">
            <text:p>BR-49</text:p>
          </table:table-cell>
          <table:table-cell table:style-name="ce29" office:value-type="string">
            <text:p>exists(cbc:PaymentMeansCode)</text:p>
          </table:table-cell>
          <table:table-cell table:number-columns-repeated="1021"/>
        </table:table-row>
        <table:table-row table:style-name="ro6">
          <table:table-cell office:value-type="string">
            <text:p>model</text:p>
          </table:table-cell>
          <table:table-cell table:style-name="ce19" office:value-type="string">
            <text:p>BR-50</text:p>
          </table:table-cell>
          <table:table-cell table:style-name="ce31" office:value-type="string">
            <text:p>exists(cbc:ID)</text:p>
          </table:table-cell>
          <table:table-cell table:number-columns-repeated="1021"/>
        </table:table-row>
        <table:table-row table:style-name="ro4">
          <table:table-cell office:value-type="string">
            <text:p>model</text:p>
          </table:table-cell>
          <table:table-cell table:style-name="ce19" office:value-type="string">
            <text:p>BR-51</text:p>
          </table:table-cell>
          <table:table-cell table:style-name="ce24"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19" office:value-type="string">
            <text:p>BR-52</text:p>
          </table:table-cell>
          <table:table-cell table:style-name="ce29" office:value-type="string">
            <text:p>exists(cbc:ID)</text:p>
          </table:table-cell>
          <table:table-cell table:number-columns-repeated="1021"/>
        </table:table-row>
        <table:table-row table:style-name="ro14">
          <table:table-cell office:value-type="string">
            <text:p>model</text:p>
          </table:table-cell>
          <table:table-cell table:style-name="ce19" office:value-type="string">
            <text:p>BR-53</text:p>
          </table:table-cell>
          <table:table-cell table:style-name="ce32"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19" office:value-type="string">
            <text:p>BR-54</text:p>
          </table:table-cell>
          <table:table-cell table:style-name="ce29" office:value-type="string">
            <text:p>exists(cbc:Name) and exists(cbc:Value)</text:p>
          </table:table-cell>
          <table:table-cell table:number-columns-repeated="1021"/>
        </table:table-row>
        <table:table-row table:style-name="ro4">
          <table:table-cell office:value-type="string">
            <text:p>model</text:p>
          </table:table-cell>
          <table:table-cell table:style-name="ce19" office:value-type="string">
            <text:p>BR-55</text:p>
          </table:table-cell>
          <table:table-cell table:style-name="ce2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19" office:value-type="string">
            <text:p>BR-56</text:p>
          </table:table-cell>
          <table:table-cell table:style-name="ce33" office:value-type="string">
            <text:p>exists(cac:PartyTaxScheme/cbc:CompanyID)</text:p>
          </table:table-cell>
          <table:table-cell table:number-columns-repeated="1021"/>
        </table:table-row>
        <table:table-row table:style-name="ro4">
          <table:table-cell office:value-type="string">
            <text:p>model</text:p>
          </table:table-cell>
          <table:table-cell table:style-name="ce19" office:value-type="string">
            <text:p>BR-57</text:p>
          </table:table-cell>
          <table:table-cell table:style-name="ce33" office:value-type="string">
            <text:p>exists(cac:Country/cbc:IdentificationCode)</text:p>
          </table:table-cell>
          <table:table-cell table:number-columns-repeated="1021"/>
        </table:table-row>
        <table:table-row table:style-name="ro14">
          <table:table-cell office:value-type="string">
            <text:p>model</text:p>
          </table:table-cell>
          <table:table-cell table:style-name="ce19" office:value-type="string">
            <text:p>BR-61</text:p>
          </table:table-cell>
          <table:table-cell table:style-name="ce34" office:value-type="string">
            <text:p><text:span text:style-name="T16">(exists(cac:PayeeFinancialAccount/cbc:ID) and ((cbc:PaymentMeansCode = '30') </text:span><text:span text:style-name="T16">or (</text:span><text:span text:style-name="T17">cbc:PaymentMeansCode = '57'</text:span><text:span text:style-name="T16">) )) <text:s/>or ((cbc:PaymentMeansCode != '30') and </text:span><text:span text:style-name="T16">(cbc:PaymentMeansCode != '57'))</text:span></text:p>
          </table:table-cell>
          <table:table-cell table:number-columns-repeated="1021"/>
        </table:table-row>
        <table:table-row table:style-name="ro4">
          <table:table-cell office:value-type="string">
            <text:p>model</text:p>
          </table:table-cell>
          <table:table-cell table:style-name="ce19" office:value-type="string">
            <text:p>BR-62</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3</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4</text:p>
          </table:table-cell>
          <table:table-cell table:style-name="ce33" office:value-type="string">
            <text:p>exists(@schemeID)</text:p>
          </table:table-cell>
          <table:table-cell table:number-columns-repeated="1021"/>
        </table:table-row>
        <table:table-row table:style-name="ro4">
          <table:table-cell office:value-type="string">
            <text:p>model</text:p>
          </table:table-cell>
          <table:table-cell table:style-name="ce19" office:value-type="string">
            <text:p>BR-65</text:p>
          </table:table-cell>
          <table:table-cell table:style-name="ce33" office:value-type="string">
            <text:p>exists(@listID)</text:p>
          </table:table-cell>
          <table:table-cell table:number-columns-repeated="1021"/>
        </table:table-row>
        <table:table-row table:style-name="ro15">
          <table:table-cell office:value-type="string">
            <text:p>model</text:p>
          </table:table-cell>
          <table:table-cell table:style-name="ce19" office:value-type="string">
            <text:p>BR-CO-03</text:p>
          </table:table-cell>
          <table:table-cell table:style-name="ce35"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6">
          <table:table-cell office:value-type="string">
            <text:p>model</text:p>
          </table:table-cell>
          <table:table-cell table:style-name="ce19" office:value-type="string">
            <text:p>BR-CO-04</text:p>
          </table:table-cell>
          <table:table-cell table:style-name="ce36" office:value-type="string">
            <text:p>(cac:Item/cac:ClassifiedTaxCategory/cbc:ID)</text:p>
          </table:table-cell>
          <table:table-cell table:number-columns-repeated="1021"/>
        </table:table-row>
        <table:table-row table:style-name="ro19">
          <table:table-cell office:value-type="string">
            <text:p>model</text:p>
          </table:table-cell>
          <table:table-cell table:style-name="ce19" office:value-type="string">
            <text:p>BR-CO-09</text:p>
          </table:table-cell>
          <table:table-cell table:style-name="ce37"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4">
          <table:table-cell office:value-type="string">
            <text:p>model</text:p>
          </table:table-cell>
          <table:table-cell table:style-name="ce19" office:value-type="string">
            <text:p>BR-CO-10</text:p>
          </table:table-cell>
          <table:table-cell table:style-name="ce23"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19" office:value-type="string">
            <text:p>BR-CO-11</text:p>
          </table:table-cell>
          <table:table-cell table:style-name="ce23"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19" office:value-type="string">
            <text:p>BR-CO-12</text:p>
          </table:table-cell>
          <table:table-cell table:style-name="ce23"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19" office:value-type="string">
            <text:p>BR-CO-13</text:p>
          </table:table-cell>
          <table:table-cell table:style-name="ce2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19" office:value-type="string">
            <text:p>BR-CO-14</text:p>
          </table:table-cell>
          <table:table-cell table:style-name="ce32"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19" office:value-type="string">
            <text:p>BR-CO-15</text:p>
          </table:table-cell>
          <table:table-cell table:style-name="ce38" office:value-type="string">
            <text:p><text:span text:style-name="T18">every $doccurrency in //cbc:DocumentCurrencyCode satisfies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currencyID=$doccurrency])) * 10 * </text:span><text:span text:style-name="T19">10) div 100)</text:span></text:p>
          </table:table-cell>
          <table:table-cell table:number-columns-repeated="1021"/>
        </table:table-row>
        <table:table-row table:style-name="ro23">
          <table:table-cell office:value-type="string">
            <text:p>model</text:p>
          </table:table-cell>
          <table:table-cell table:style-name="ce19" office:value-type="string">
            <text:p>BR-CO-16</text:p>
          </table:table-cell>
          <table:table-cell table:style-name="ce39"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19"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18"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19" office:value-type="string">
            <text:p>BR-CO-18</text:p>
          </table:table-cell>
          <table:table-cell table:style-name="ce33" office:value-type="string">
            <text:p>exists(cac:TaxTotal/cac:TaxSubtotal)</text:p>
          </table:table-cell>
          <table:table-cell table:number-columns-repeated="1021"/>
        </table:table-row>
        <table:table-row table:style-name="ro4">
          <table:table-cell office:value-type="string">
            <text:p>model</text:p>
          </table:table-cell>
          <table:table-cell table:style-name="ce19" office:value-type="string">
            <text:p>BR-CO-19</text:p>
          </table:table-cell>
          <table:table-cell table:style-name="ce40" office:value-type="string">
            <text:p>exists(cbc:StartDate) or exists(cbc:EndDate)</text:p>
          </table:table-cell>
          <table:table-cell table:number-columns-repeated="1021"/>
        </table:table-row>
        <table:table-row table:style-name="ro4">
          <table:table-cell office:value-type="string">
            <text:p>model</text:p>
          </table:table-cell>
          <table:table-cell table:style-name="ce19" office:value-type="string">
            <text:p>BR-CO-20</text:p>
          </table:table-cell>
          <table:table-cell table:style-name="ce40" office:value-type="string">
            <text:p>exists(cbc:StartDate) or exists(cbc:EndDate)</text:p>
          </table:table-cell>
          <table:table-cell table:number-columns-repeated="1021"/>
        </table:table-row>
        <table:table-row table:style-name="ro6">
          <table:table-cell office:value-type="string">
            <text:p>model</text:p>
          </table:table-cell>
          <table:table-cell table:style-name="ce19" office:value-type="string">
            <text:p>BR-CO-21</text:p>
          </table:table-cell>
          <table:table-cell table:style-name="ce29" office:value-type="string">
            <text:p>exists(cbc:AllowanceChargeReason)<text:span text:style-name="T1"> or exists(cbc:AllowanceChargeReasonCode)</text:span></text:p>
          </table:table-cell>
          <table:table-cell table:number-columns-repeated="3"/>
          <table:table-cell table:style-name="ce59" office:value-type="string">
            <text:p>Repetition BR-33</text:p>
          </table:table-cell>
          <table:table-cell table:number-columns-repeated="1017"/>
        </table:table-row>
        <table:table-row table:style-name="ro6">
          <table:table-cell office:value-type="string">
            <text:p>model</text:p>
          </table:table-cell>
          <table:table-cell table:style-name="ce19" office:value-type="string">
            <text:p>BR-CO-22</text:p>
          </table:table-cell>
          <table:table-cell table:style-name="ce29" office:value-type="string">
            <text:p>exists(cbc:AllowanceChargeReason)<text:span text:style-name="T2"> or exists(cbc:AllowanceChargeReasonCode)</text:span></text:p>
          </table:table-cell>
          <table:table-cell table:number-columns-repeated="3"/>
          <table:table-cell table:style-name="ce59" office:value-type="string">
            <text:p>Repetition BR-38</text:p>
          </table:table-cell>
          <table:table-cell table:number-columns-repeated="1017"/>
        </table:table-row>
        <table:table-row table:style-name="ro6">
          <table:table-cell office:value-type="string">
            <text:p>model</text:p>
          </table:table-cell>
          <table:table-cell table:style-name="ce19" office:value-type="string">
            <text:p>BR-CO-23</text:p>
          </table:table-cell>
          <table:table-cell table:style-name="ce29" office:value-type="string">
            <text:p>exists(cbc:AllowanceChargeReason)<text:span text:style-name="T2"> or exists(cbc:AllowanceChargeReasonCode)</text:span></text:p>
          </table:table-cell>
          <table:table-cell table:number-columns-repeated="3"/>
          <table:table-cell table:style-name="ce59" office:value-type="string">
            <text:p>Repetition BR-42</text:p>
          </table:table-cell>
          <table:table-cell table:number-columns-repeated="1017"/>
        </table:table-row>
        <table:table-row table:style-name="ro6">
          <table:table-cell office:value-type="string">
            <text:p>model</text:p>
          </table:table-cell>
          <table:table-cell table:style-name="ce19" office:value-type="string">
            <text:p>BR-CO-24</text:p>
          </table:table-cell>
          <table:table-cell table:style-name="ce29" office:value-type="string">
            <text:p>exists(cbc:AllowanceChargeReason)<text:span text:style-name="T8"> </text:span><text:span text:style-name="T2">or exists(cbc:AllowanceChargeReasonCode)</text:span></text:p>
          </table:table-cell>
          <table:table-cell table:number-columns-repeated="3"/>
          <table:table-cell table:style-name="ce59" office:value-type="string">
            <text:p>Repetition BR-44</text:p>
          </table:table-cell>
          <table:table-cell table:number-columns-repeated="1017"/>
        </table:table-row>
        <table:table-row table:style-name="ro17">
          <table:table-cell office:value-type="string">
            <text:p>model</text:p>
          </table:table-cell>
          <table:table-cell table:style-name="ce19" office:value-type="string">
            <text:p>BR-CO-25</text:p>
          </table:table-cell>
          <table:table-cell table:style-name="ce33" office:value-type="string">
            <text:p>((. &gt; 0) and (exists(//cbc:DueDate) or exists(//cac:PaymentTerms/cbc:Note))) or (. &lt;= 0)</text:p>
          </table:table-cell>
          <table:table-cell table:number-columns-repeated="1021"/>
        </table:table-row>
        <table:table-row table:style-name="ro7">
          <table:table-cell office:value-type="string">
            <text:p>model</text:p>
          </table:table-cell>
          <table:table-cell table:style-name="ce19" office:value-type="string">
            <text:p>BR-CO-26</text:p>
          </table:table-cell>
          <table:table-cell table:style-name="ce40" office:value-type="string">
            <text:p>exists(cac:Party/cac:PartyTaxScheme/cbc:CompanyID) or exists(cac:Party/cac:PartyIdentification/cbc:ID) or exists(cac:Party/cac:PartyLegalEntity/cbc:CompanyID)</text:p>
          </table:table-cell>
          <table:table-cell table:number-columns-repeated="1021"/>
        </table:table-row>
        <table:table-row table:style-name="ro9">
          <table:table-cell office:value-type="string">
            <text:p>model</text:p>
          </table:table-cell>
          <table:table-cell table:style-name="ce19" office:value-type="string">
            <text:p>BR-S-01</text:p>
          </table:table-cell>
          <table:table-cell table:style-name="ce41"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1">
          <table:table-cell office:value-type="string">
            <text:p>model</text:p>
          </table:table-cell>
          <table:table-cell table:style-name="ce19" office:value-type="string">
            <text:p>BR-S-02</text:p>
          </table:table-cell>
          <table:table-cell table:style-name="ce42" office:value-type="string">
            <text:p><text:span text:style-name="T3">(exists(//</text:span><text:span text:style-name="T15">cac:ClassifiedTaxCategory[cbc:ID = 'S']</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21">cac:TaxRepresentativeParty/cac:PartyTaxScheme/cbc:CompanyID))) or </text:span><text:span text:style-name="T21">not(exists(//cac:ClassifiedTaxCategory[cbc:ID = 'S']))</text:span></text:p>
          </table:table-cell>
          <table:table-cell table:number-columns-repeated="1021"/>
        </table:table-row>
        <table:table-row table:style-name="ro24">
          <table:table-cell office:value-type="string">
            <text:p>model</text:p>
          </table:table-cell>
          <table:table-cell table:style-name="ce19" office:value-type="string">
            <text:p>BR-S-03</text:p>
          </table:table-cell>
          <table:table-cell table:style-name="ce42" office:value-type="string">
            <text:p><text:span text:style-name="T3">(exists(//</text:span><text:span text:style-name="T15">cac:AllowanceCharge[cbc:ChargeIndicator='false']/cac:TaxCategory[cbc:ID='S</text:span><text:span text:style-name="T15">']</text:span><text:span text:style-name="T3">) and </text:span><text:span text:style-name="T3">(exists(//cac:AccountingSupplierParty/cac:Party/cac:PartyTaxScheme/cbc:CompanyID) </text:span><text:span text:style-name="T3">or </text:span><text:span text:style-name="T3">exists(//cac:AccountingSupplierParty/cac:Party/cac:PartyTaxScheme/cbc:CompanyID) </text:span><text:span text:style-name="T3">or </text:span><text:span text:style-name="T10">exists(//</text:span><text:span text:style-name="T21">cac:TaxRepresentativeParty/cac:PartyTaxScheme/cbc:CompanyID))) or </text:span><text:span text:style-name="T21">not(exists(//</text:span><text:span text:style-name="T22">cac:AllowanceCharge[cbc:ChargeIndicator='false']/cac:TaxCategory[cbc:ID</text:span><text:span text:style-name="T22">='S']</text:span><text:span text:style-name="T21">))</text:span></text:p>
          </table:table-cell>
          <table:table-cell table:number-columns-repeated="1021"/>
        </table:table-row>
        <table:table-row table:style-name="ro24">
          <table:table-cell office:value-type="string">
            <text:p>model</text:p>
          </table:table-cell>
          <table:table-cell table:style-name="ce19" office:value-type="string">
            <text:p>BR-S-04</text:p>
          </table:table-cell>
          <table:table-cell table:style-name="ce42" office:value-type="string">
            <text:p><text:span text:style-name="T3">(exists(//</text:span><text:span text:style-name="T15">cac:AllowanceCharge[cbc:ChargeIndicator='true']/cac:TaxCategory[cbc:ID='S'</text:span><text:span text:style-name="T15">]</text:span><text:span text:style-name="T3">) and </text:span><text:span text:style-name="T3">(exists(//cac:AccountingSupplierParty/cac:Party/cac:PartyTaxScheme/cbc:CompanyID) </text:span><text:span text:style-name="T3">or </text:span><text:span text:style-name="T3">exists(//cac:AccountingSupplierParty/cac:Party/cac:PartyTaxSchemey/cbc:CompanyID) </text:span><text:span text:style-name="T3">or </text:span><text:span text:style-name="T10">exists(//</text:span><text:span text:style-name="T21">cac:TaxRepresentativeParty/cac:PartyTaxScheme/cbc:CompanyID))) or </text:span><text:span text:style-name="T21">not(exists(//</text:span><text:span text:style-name="T22">cac:AllowanceCharge[cbc:ChargeIndicator='true']/cac:TaxCategory[cbc:ID</text:span><text:span text:style-name="T22">='S']</text:span><text:span text:style-name="T21">))</text:span></text:p>
          </table:table-cell>
          <table:table-cell table:number-columns-repeated="1021"/>
        </table:table-row>
        <table:table-row table:style-name="ro4">
          <table:table-cell office:value-type="string">
            <text:p>model</text:p>
          </table:table-cell>
          <table:table-cell table:style-name="ce19"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19" office:value-type="string">
            <text:p>BR-S-07</text:p>
          </table:table-cell>
          <table:table-cell table:style-name="ce43" office:value-type="string">
            <text:p>(cbc:Percent) &gt; 0</text:p>
          </table:table-cell>
          <table:table-cell table:number-columns-repeated="1021"/>
        </table:table-row>
        <table:table-row table:style-name="ro25">
          <table:table-cell office:value-type="string">
            <text:p>model</text:p>
          </table:table-cell>
          <table:table-cell table:style-name="ce19" office:value-type="string">
            <text:p>BR-S-08</text:p>
          </table:table-cell>
          <table:table-cell table:style-name="ce41" office:value-type="string">
            <text:p>every decimal($rate) in cbc:Percent satisfies</text:p>
            <text:p>(../cbc:TaxableAmount = (sum(//cac:InvoiceLine[cac:Item/cac:ClassifiedTaxCategory/cbc:ID='S'][cac:Item/cac:ClassifiedTaxCategory/cbc:Percent =$rate]/xs:decimal(cbc:LineExtensionAmount)) + sum(/ubl:Invoice/cac:AllowanceCharge[cbc:ChargeIndicator='true'][cac:TaxCategory/cbc:ID='S'][cac:TaxCategory/cbc:Percent = $rate]/xs:decimal(cbc:Amount)) - sum(/ubl:Invoice/cac:AllowanceCharge[cbc:ChargeIndicator='false'][cac:TaxCategory/cbc:ID='S'][cac:TaxCategory/cbc:Percent = $rate]/xs:decimal(cbc:Amount))))</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09</text:p>
          </table:table-cell>
          <table:table-cell table:style-name="ce29" office:value-type="string">
            <text:p>../cbc:TaxAmount = round(((../cbc:TaxableAmount) * (cbc:Percent div 100)) * 10 * 10) div 100 </text:p>
          </table:table-cell>
          <table:table-cell table:number-columns-repeated="3"/>
          <table:table-cell table:style-name="ce40"/>
          <table:table-cell table:number-columns-repeated="1017"/>
        </table:table-row>
        <table:table-row table:style-name="ro6">
          <table:table-cell office:value-type="string">
            <text:p>model</text:p>
          </table:table-cell>
          <table:table-cell table:style-name="ce19" office:value-type="string">
            <text:p>BR-S-10</text:p>
          </table:table-cell>
          <table:table-cell table:style-name="ce29" office:value-type="string">
            <text:p>not(cbc:TaxExemptionReason) and not(cbc:TaxExemptionReasonCode)</text:p>
          </table:table-cell>
          <table:table-cell table:number-columns-repeated="3"/>
          <table:table-cell table:style-name="ce40"/>
          <table:table-cell table:number-columns-repeated="1017"/>
        </table:table-row>
        <table:table-row table:style-name="ro10">
          <table:table-cell office:value-type="string">
            <text:p>model</text:p>
          </table:table-cell>
          <table:table-cell table:style-name="ce19" office:value-type="string">
            <text:p>BR-Z-01</text:p>
          </table:table-cell>
          <table:table-cell table:style-name="ce41" office:value-type="string">
            <text:p><text:span text:style-name="T23">((exists(//cac:TaxCategory/cbc:ID[. = 'Z']) or </text:span><text:span text:style-name="T23">exists(//cac:ClassifiedTaxCategory/cbc:ID[. = 'Z'])) and </text:span><text:span text:style-name="T23">(count(cac:TaxTotal/cac:TaxSubtotal/cac:TaxCategory/cbc:ID[. = 'Z']) = 1)) or </text:span><text:span text:style-name="T23">(not(</text:span><text:span text:style-name="T24">//cac:TaxCategory/cbc:ID[. = 'Z']) and not(//cac:ClassifiedTaxCategory/cbc:ID[. = </text:span><text:span text:style-name="T24">'Z']))</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Z-02</text:p>
          </table:table-cell>
          <table:table-cell table:style-name="ce42" office:value-type="string">
            <text:p><text:span text:style-name="T3">(exists(//</text:span><text:span text:style-name="T15">cac:ClassifiedTaxCategory[cbc:ID = 'Z']</text:span><text:span text:style-name="T3">) and </text:span><text:span text:style-name="T3">(exists(//cac:AccountingSupplierParty/cac:Party/cac:PartyTaxScheme/cbc:CompanyID) </text:span><text:span text:style-name="T3">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Z-03</text:p>
          </table:table-cell>
          <table:table-cell table:style-name="ce42" office:value-type="string">
            <text:p><text:span text:style-name="T10">(exists(//</text:span><text:span text:style-name="T24">cac:AllowanceCharge[cbc:ChargeIndicator='false']/cac:TaxCategory[cbc:ID='Z</text:span><text:span text:style-name="T24">']</text:span><text:span text:style-name="T10">) and </text:span><text:span text:style-name="T10">(exists(//cac:AccountingSupplierParty/cac:Party/cac:PartyTaxScheme/cbc:CompanyID) </text:span><text:span text:style-name="T10">or exists(//</text:span><text:span text:style-name="T21">cac:TaxRepresentativeParty/cac:PartyTaxScheme/cbc:CompanyID))) or </text:span><text:span text:style-name="T21">not(exists(//cac:ClassifiedTaxCategory[cbc:ID = 'Z']))</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Z-04</text:p>
          </table:table-cell>
          <table:table-cell table:style-name="ce11" office:value-type="string">
            <text:p><text:span text:style-name="T25">(exists(//</text:span><text:span text:style-name="T15">cac:AllowanceCharge[cbc:ChargeIndicator='true']/cac:TaxCategory[cbc:ID='Z'</text:span><text:span text:style-name="T15">]</text:span><text:span text:style-name="T25">) and </text:span><text:span text:style-name="T25">(exists(//cac:AccountingSupplierParty/cac:Party/cac:PartyTaxScheme/cbc:CompanyID)o</text:span><text:span text:style-name="T25">r exists(//</text:span><text:span text:style-name="T14">cac:TaxRepresentativeParty/cac:PartyTaxScheme/cbc:CompanyID))) or </text:span><text:span text:style-name="T14">not(exists(//cac:ClassifiedTaxCategory[cbc:ID = 'Z']))</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Z-08</text:p>
          </table:table-cell>
          <table:table-cell table:style-name="ce41" office:value-type="string">
            <text:p>../cbc:TaxableAmount = (sum(//cac:InvoiceLine[cac:Item/cac:ClassifiedTaxCategory/cbc:ID='Z']/xs:decimal(cbc:LineExtensionAmount)) + sum(/ubl:Invoice/cac:AllowanceCharge[cbc:ChargeIndicator='true'][cac:TaxCategory/cbc:ID='Z']/xs:decimal(cbc:Amount)) - sum(/ubl:Invoice/cac:AllowanceCharge[cbc:ChargeIndicator='false'][cac:TaxCategory/cbc:ID='Z']/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Z-10</text:p>
          </table:table-cell>
          <table:table-cell table:style-name="ce29" office:value-type="string">
            <text:p>not(cbc:TaxExemptionReason) and <text:s/>not(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E-01</text:p>
          </table:table-cell>
          <table:table-cell table:style-name="ce44" office:value-type="string">
            <text:p><text:span text:style-name="T26">((exists(//cac:TaxCategory/cbc:ID[. = 'E']) or </text:span><text:span text:style-name="T26">exists(//cac:ClassifiedTaxCategory/cbc:ID[. = 'E'])) and </text:span><text:span text:style-name="T26">(count(cac:TaxTotal/cac:TaxSubtotal/cac:TaxCategory/cbc:ID[. = 'E']) = 1)) or </text:span><text:span text:style-name="T26">(not(</text:span><text:span text:style-name="T15">//cac:TaxCategory/cbc:ID[. = 'E']) and not(//cac:ClassifiedTaxCategory/cbc:ID[. = </text:span><text:span text:style-name="T15">'E']))</text:span></text:p>
          </table:table-cell>
          <table:table-cell table:number-columns-repeated="4"/>
          <table:table-cell table:style-name="ce40"/>
          <table:table-cell table:style-name="ce19"/>
          <table:table-cell table:number-columns-repeated="1015"/>
        </table:table-row>
        <table:table-row table:style-name="ro9">
          <table:table-cell office:value-type="string">
            <text:p>model</text:p>
          </table:table-cell>
          <table:table-cell table:style-name="ce19" office:value-type="string">
            <text:p>BR-E-02</text:p>
          </table:table-cell>
          <table:table-cell table:style-name="ce42" office:value-type="string">
            <text:p><text:span text:style-name="T3">(exists(//</text:span><text:span text:style-name="T15">cac:ClassifiedTaxCategory[cbc:ID = 'E']</text:span><text:span text:style-name="T3">) and </text:span><text:span text:style-name="T3">(exists(//cac:AccountingSupplierParty/cac:Party/cac:PartyTaxScheme/cbc:CompanyID) </text:span><text:span text:style-name="T3">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0"/>
          <table:table-cell table:style-name="ce19"/>
          <table:table-cell table:number-columns-repeated="1015"/>
        </table:table-row>
        <table:table-row table:style-name="ro9">
          <table:table-cell office:value-type="string">
            <text:p>model</text:p>
          </table:table-cell>
          <table:table-cell table:style-name="ce19" office:value-type="string">
            <text:p>BR-E-03</text:p>
          </table:table-cell>
          <table:table-cell table:style-name="ce42" office:value-type="string">
            <text:p><text:span text:style-name="T3">(exists(//</text:span><text:span text:style-name="T15">cac:AllowanceCharge[cbc:ChargeIndicator='false']/cac:TaxCategory[cbc:ID='E</text:span><text:span text:style-name="T15">']</text:span><text:span text:style-name="T3">) and </text:span><text:span text:style-name="T3">(exists(//cac:AccountingSupplierParty/cac:Party/cac:PartyTaxScheme/cbc:CompanyID) </text:span><text:span text:style-name="T3">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0"/>
          <table:table-cell table:style-name="ce19"/>
          <table:table-cell table:number-columns-repeated="1015"/>
        </table:table-row>
        <table:table-row table:style-name="ro9">
          <table:table-cell office:value-type="string">
            <text:p>model</text:p>
          </table:table-cell>
          <table:table-cell table:style-name="ce19" office:value-type="string">
            <text:p>BR-E-04</text:p>
          </table:table-cell>
          <table:table-cell table:style-name="ce11" office:value-type="string">
            <text:p><text:span text:style-name="T25">(exists(//</text:span><text:span text:style-name="T15">cac:AllowanceCharge[cbc:ChargeIndicator='true']/cac:TaxCategory[cbc:ID='E'</text:span><text:span text:style-name="T15">]</text:span><text:span text:style-name="T25">) and </text:span><text:span text:style-name="T25">(exists(//cac:AccountingSupplierParty/cac:Party/cac:PartyTaxScheme/cbc:CompanyID)o</text:span><text:span text:style-name="T25">r exists(//</text:span><text:span text:style-name="T14">cac:TaxRepresentativeParty/cac:PartyTaxScheme/cbc:CompanyID))) or </text:span><text:span text:style-name="T14">not(exists(//cac:ClassifiedTaxCategory[cbc:ID = 'E']))</text:span></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5</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6</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7</text:p>
          </table:table-cell>
          <table:table-cell table:style-name="ce29" office:value-type="string">
            <text:p>(cbc:Percent = 0)</text:p>
          </table:table-cell>
          <table:table-cell table:number-columns-repeated="4"/>
          <table:table-cell table:style-name="ce40"/>
          <table:table-cell table:style-name="ce19"/>
          <table:table-cell table:number-columns-repeated="1015"/>
        </table:table-row>
        <table:table-row table:style-name="ro11">
          <table:table-cell office:value-type="string">
            <text:p>model</text:p>
          </table:table-cell>
          <table:table-cell table:style-name="ce19" office:value-type="string">
            <text:p>BR-E-08</text:p>
          </table:table-cell>
          <table:table-cell table:style-name="ce41" office:value-type="string">
            <text:p>../cbc:TaxableAmount = (sum(//cac:InvoiceLine[cac:Item/cac:ClassifiedTaxCategory/cbc:ID='E']/xs:decimal(cbc:LineExtensionAmount)) + sum(/ubl:Invoice/cac:AllowanceCharge[cbc:ChargeIndicator='true'][cac:TaxCategory/cbc:ID='E']/xs:decimal(cbc:Amount)) - sum(/ubl:Invoice/cac:AllowanceCharge[cbc:ChargeIndicator='false'][cac:TaxCategory/cbc:ID='E']/xs:decimal(cbc:Amount)))</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09</text:p>
          </table:table-cell>
          <table:table-cell table:style-name="ce29" office:value-type="string">
            <text:p>../cbc:TaxAmount = 0</text:p>
          </table:table-cell>
          <table:table-cell table:number-columns-repeated="4"/>
          <table:table-cell table:style-name="ce40"/>
          <table:table-cell table:style-name="ce19"/>
          <table:table-cell table:number-columns-repeated="1015"/>
        </table:table-row>
        <table:table-row table:style-name="ro6">
          <table:table-cell office:value-type="string">
            <text:p>model</text:p>
          </table:table-cell>
          <table:table-cell table:style-name="ce19" office:value-type="string">
            <text:p>BR-E-10</text:p>
          </table:table-cell>
          <table:table-cell table:style-name="ce29" office:value-type="string">
            <text:p>exists(cbc:TaxExemptionReason) or exists(cbc:TaxExemptionReasonCode)</text:p>
          </table:table-cell>
          <table:table-cell table:number-columns-repeated="4"/>
          <table:table-cell table:style-name="ce40"/>
          <table:table-cell table:style-name="ce19"/>
          <table:table-cell table:number-columns-repeated="1015"/>
        </table:table-row>
        <table:table-row table:style-name="ro26">
          <table:table-cell office:value-type="string">
            <text:p>model</text:p>
          </table:table-cell>
          <table:table-cell table:style-name="ce19" office:value-type="string">
            <text:p>BR-AE-01</text:p>
          </table:table-cell>
          <table:table-cell table:style-name="ce41" office:value-type="string">
            <text:p>((exists(//cac:TaxCategory/cbc:ID[. = 'AE']) or exists(//cac:ClassifiedTaxCategory/cbc:ID[. = 'AE'])) and (count(//cac:TaxTotal/cac:TaxSubtotal/cac:TaxCategory/cbc:ID) = 1) and (count(//cac:TaxCategory/cbc:ID[. != 'AE']) = 0 and count(//cac:ClassifiedTaxCategory/cbc:ID[. != 'AE'])=0)) or (count(//cac:TaxCategory/cbc:ID[. = 'AE']) = 0 and count(//cac:ClassifiedTaxCategory/cbc:ID[. = 'AE'])=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2</text:p>
          </table:table-cell>
          <table:table-cell table:style-name="ce42" office:value-type="string">
            <text:p><text:span text:style-name="T3">(exists(//</text:span><text:span text:style-name="T15">cac:ClassifiedTaxCategory[cbc:ID = 'AE']</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and </text:span><text:span text:style-name="T21">(exists(//cac:AccountingCustomerParty/cac:Party/cac:PartyTaxScheme/cbc:CompanyID</text:span><text:span text:style-name="T21">))) or not(exists(//cac:ClassifiedTaxCategory[cbc:ID = 'AE']))</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3</text:p>
          </table:table-cell>
          <table:table-cell table:style-name="ce42" office:value-type="string">
            <text:p><text:span text:style-name="T3">(exists(//</text:span><text:span text:style-name="T15">cac:AllowanceCharge[cbc:ChargeIndicator='false']/cac:TaxCategory[cbc:ID = </text:span><text:span text:style-name="T15">'AE']</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and </text:span><text:span text:style-name="T21">(exists(//cac:AccountingCustomerParty/cac:Party/cac:PartyTaxScheme/cbc:CompanyID</text:span><text:span text:style-name="T21">))) or </text:span><text:span text:style-name="T21">not(exists(//cac:AllowanceCharge[cbc:ChargeIndicator='false']/cac:TaxCategory[cbc:ID </text:span><text:span text:style-name="T21">= 'AE']))</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4</text:p>
          </table:table-cell>
          <table:table-cell table:style-name="ce42" office:value-type="string">
            <text:p><text:span text:style-name="T3">(exists(//</text:span><text:span text:style-name="T15">cac:AllowanceCharge[cbc:ChargeIndicator='true']/cac:TaxCategory[cbc:ID = </text:span><text:span text:style-name="T15">'AE']</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and </text:span><text:span text:style-name="T21">(exists(//cac:AccountingCustomerParty/cac:Party/cac:PartyTaxScheme/cbc:CompanyID</text:span><text:span text:style-name="T21">))) or </text:span><text:span text:style-name="T21">not(exists(//cac:AllowanceCharge[cbc:ChargeIndicator='true']/cac:TaxCategory[cbc:ID </text:span><text:span text:style-name="T21">= 'AE']))</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AE-08</text:p>
          </table:table-cell>
          <table:table-cell table:style-name="ce41" office:value-type="string">
            <text:p>../cbc:TaxableAmount = (sum(//cac:InvoiceLine[cac:Item/cac:ClassifiedTaxCategory/cbc:ID='AE']/xs:decimal(cbc:LineExtensionAmount)) + sum(/ubl:Invoice/cac:AllowanceCharge[cbc:ChargeIndicator='true'][cac:TaxCategory/cbc:ID='AE']/xs:decimal(cbc:Amount)) - <text:s/>sum(/ubl:Invoice/cac:AllowanceCharge[cbc:ChargeIndicator='false'][cac:TaxCategory/cbc:ID='AE']/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AE-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IC-01</text:p>
          </table:table-cell>
          <table:table-cell table:style-name="ce41" office:value-type="string">
            <text:p><text:span text:style-name="T23">((exists(//cac:TaxCategory/cbc:ID[. = 'IC']) or </text:span><text:span text:style-name="T23">exists(//cac:ClassifiedTaxCategory/cbc:ID[. = 'IC'])) and </text:span><text:span text:style-name="T23">(count(cac:TaxTotal/cac:TaxSubtotal/cac:TaxCategory/cbc:ID[. = 'IC']) = 1)) or </text:span><text:span text:style-name="T23">(not(</text:span><text:span text:style-name="T24">//cac:TaxCategory/cbc:ID[. = 'IC']) and not(//cac:ClassifiedTaxCategory/cbc:ID[. </text:span><text:span text:style-name="T24">= 'IC']))</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2</text:p>
          </table:table-cell>
          <table:table-cell table:style-name="ce42" office:value-type="string">
            <text:p><text:span text:style-name="T3">(exists(//</text:span><text:span text:style-name="T15">cac:ClassifiedTaxCategory[cbc:ID = 'IC']</text:span><text:span text:style-name="T3">) and </text:span><text:span text:style-name="T3">(exists(//cac:AccountingSupplierParty/cac:Party/cac:PartyTaxScheme/cbc:CompanyID) </text:span><text:span text:style-name="T3">or </text:span><text:span text:style-name="T10">exists(//</text:span><text:span text:style-name="T21">cac:TaxRepresentativeParty/cac:PartyTaxScheme/cbc:CompanyID)) and </text:span><text:span text:style-name="T21">(exists(//cac:AccountingCustomerParty/cac:Party/cac:PartyTaxScheme/cbc:CompanyID</text:span><text:span text:style-name="T21">))) or not(//cac:ClassifiedTaxCategory[cbc:ID = 'IC'])</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3</text:p>
          </table:table-cell>
          <table:table-cell table:style-name="ce42" office:value-type="string">
            <text:p><text:span text:style-name="T3">(exists(//</text:span><text:span text:style-name="T15">cac:AllowanceCharge[cbc:ChargeIndicator='false']/cac:TaxCategory[cbc:ID = </text:span><text:span text:style-name="T15">'IC']</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and </text:span><text:span text:style-name="T21">(exists(//cac:AccountingCustomerParty/cac:Party/cac:PartyTaxScheme/cbc:CompanyID</text:span><text:span text:style-name="T21">))) or not(exists(//cac:ClassifiedTaxCategory[cbc:ID = 'IC']))</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4</text:p>
          </table:table-cell>
          <table:table-cell table:style-name="ce42" office:value-type="string">
            <text:p><text:span text:style-name="T3">(exists(//</text:span><text:span text:style-name="T15">cac:AllowanceCharge[cbc:ChargeIndicator='true']/cac:TaxCategory[cbc:ID = </text:span><text:span text:style-name="T15">'IC']</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and </text:span><text:span text:style-name="T21">(exists(//cac:AccountingCustomerParty/cac:Party/cac:PartyTaxScheme/cbc:CompanyID</text:span><text:span text:style-name="T21">))) or not(exists(//cac:ClassifiedTaxCategory[cbc:ID = 'IC']))</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C-08</text:p>
          </table:table-cell>
          <table:table-cell table:style-name="ce41" office:value-type="string">
            <text:p>../cbc:TaxableAmount = (sum(//cac:InvoiceLine[cac:Item/cac:ClassifiedTaxCategory/cbc:ID='IC']/xs:decimal(cbc:LineExtensionAmount)) + sum(/ubl:Invoice/cac:AllowanceCharge[cbc:ChargeIndicator='true'][cac:TaxCategory/cbc:ID='IC']/xs:decimal(cbc:Amount)) - sum(/ubl:Invoice/cac:AllowanceCharge[cbc:ChargeIndicator='false'][cac:TaxCategory/cbc:ID='IC']/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C-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IC-11</text:p>
          </table:table-cell>
          <table:table-cell table:style-name="ce24" office:value-type="string">
            <text:p><text:span text:style-name="T24">(exists(cac:TaxTotal/cac:TaxSubtotal/cac:TaxCategory/cbc:ID[. = 'IC']) <text:s/>and </text:span><text:span text:style-name="T10">((cac:Delivery/cbc:ActualDeliveryDate) or (cac:InvoicePeriod))) or </text:span><text:span text:style-name="T10">(not(</text:span><text:span text:style-name="T24">cac:TaxTotal/cac:TaxSubtotal/cac:TaxCategory/cbc:ID[. = 'IC']</text:span><text:span text:style-name="T10">))</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IC-12</text:p>
          </table:table-cell>
          <table:table-cell table:style-name="ce45" office:value-type="string">
            <text:p><text:span text:style-name="T27">(exists(cac:TaxTotal/cac:TaxSubtotal/cac:TaxCategory/cbc:ID[. = 'IC']) and </text:span><text:span text:style-name="T28">(cac:Delivery/cac:DeliveryLocation/cac:Address/cac:Country/cbc:IdentificationCode)) </text:span><text:span text:style-name="T27">or </text:span><text:span text:style-name="T27">(not(cac:TaxTotal/cac:TaxSubtotal/cac:TaxCategory/cbc:ID[. = 'IC']))</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G-01</text:p>
          </table:table-cell>
          <table:table-cell table:style-name="ce44" office:value-type="string">
            <text:p><text:span text:style-name="T26">((exists(//cac:TaxCategory/cbc:ID[. = 'G']) or </text:span><text:span text:style-name="T26">exists(//cac:ClassifiedTaxCategory/cbc:ID[. = 'G'])) and </text:span><text:span text:style-name="T26">(count(cac:TaxTotal/cac:TaxSubtotal/cac:TaxCategory/cbc:ID[. = 'G']) = 1)) or </text:span><text:span text:style-name="T26">(not(</text:span><text:span text:style-name="T15">//cac:TaxCategory/cbc:ID[. = 'G']) and not(//cac:ClassifiedTaxCategory/cbc:ID[. = </text:span><text:span text:style-name="T15">'G']))</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G-02</text:p>
          </table:table-cell>
          <table:table-cell table:style-name="ce42" office:value-type="string">
            <text:p><text:span text:style-name="T3">(exists(//</text:span><text:span text:style-name="T15">cac:ClassifiedTaxCategory[cbc:ID = 'G']</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or </text:span><text:span text:style-name="T21">not(exists(//cac:ClassifiedTaxCategory[cbc:ID = 'G']))</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G-03</text:p>
          </table:table-cell>
          <table:table-cell table:style-name="ce42" office:value-type="string">
            <text:p><text:span text:style-name="T3">(exists(//</text:span><text:span text:style-name="T15">cac:AllowanceCharge[cbc:ChargeIndicator='false']/cac:TaxCategory[cbc:ID='G</text:span><text:span text:style-name="T15">']</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or </text:span><text:span text:style-name="T21">not(exists(//</text:span><text:span text:style-name="T22">cac:AllowanceCharge[cbc:ChargeIndicator='false']/cac:TaxCategory[cbc:ID</text:span><text:span text:style-name="T22">='G']</text:span><text:span text:style-name="T21">))</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G-04</text:p>
          </table:table-cell>
          <table:table-cell table:style-name="ce42" office:value-type="string">
            <text:p><text:span text:style-name="T3">(exists(//</text:span><text:span text:style-name="T15">cac:AllowanceCharge[cbc:ChargeIndicator='true']/cac:TaxCategory[cbc:ID='G'</text:span><text:span text:style-name="T15">]</text:span><text:span text:style-name="T3">) and </text:span><text:span text:style-name="T3">(exists(//cac:AccountingSupplierParty/cac:Party/cac:PartyTaxScheme/cbc:CompanyID) <text:s/></text:span><text:span text:style-name="T3">or </text:span><text:span text:style-name="T10">exists(//</text:span><text:span text:style-name="T21">cac:TaxRepresentativeParty/cac:PartyTaxScheme/cbc:CompanyID))) or </text:span><text:span text:style-name="T21">not(exists(//</text:span><text:span text:style-name="T22">cac:AllowanceCharge[cbc:ChargeIndicator='true']/cac:TaxCategory[cbc:ID</text:span><text:span text:style-name="T22">='G']</text:span><text:span text:style-name="T21">))</text:span></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5</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6</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7</text:p>
          </table:table-cell>
          <table:table-cell table:style-name="ce29" office:value-type="string">
            <text:p>(cbc:Percent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G-08</text:p>
          </table:table-cell>
          <table:table-cell table:style-name="ce41" office:value-type="string">
            <text:p>../cbc:TaxableAmount = (sum(//cac:InvoiceLine[cac:Item/cac:ClassifiedTaxCategory/cbc:ID='G']/xs:decimal(cbc:LineExtensionAmount)) + sum(/ubl:Invoice/cac:AllowanceCharge[cbc:ChargeIndicator='true'][cac:TaxCategory/cbc:ID='G']/xs:decimal(cbc:Amount)) - sum(/ubl:Invoice/cac:AllowanceCharge[cbc:ChargeIndicator='false'][cac:TaxCategory/cbc:ID='G']/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G-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01</text:p>
          </table:table-cell>
          <table:table-cell table:style-name="ce41" office:value-type="string">
            <text:p><text:span text:style-name="T23">((exists(//cac:TaxCategory/cbc:ID[. = 'O']) or </text:span><text:span text:style-name="T23">exists(//cac:ClassifiedTaxCategory/cbc:ID[. = 'O'])) and </text:span><text:span text:style-name="T23">(count(cac:TaxTotal/cac:TaxSubtotal/cac:TaxCategory/cbc:ID[. = 'O']) = 1)) or </text:span><text:span text:style-name="T23">(not(</text:span><text:span text:style-name="T24">//cac:TaxCategory/cbc:ID[. = 'O']) and not(//cac:ClassifiedTaxCategory/cbc:ID[. = </text:span><text:span text:style-name="T24">'O']))</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2</text:p>
          </table:table-cell>
          <table:table-cell table:style-name="ce42" office:value-type="string">
            <text:p><text:span text:style-name="T3">(exists(//</text:span><text:span text:style-name="T15">cac:ClassifiedTaxCategory[cbc:ID = 'O']</text:span><text:span text:style-name="T3">) and </text:span><text:span text:style-name="T3">(not(//cac:AccountingSupplierParty/cac:Party/cac:PartyTaxScheme/cbc:CompanyID) </text:span><text:span text:style-name="T3">and </text:span><text:span text:style-name="T25">not(//</text:span><text:span text:style-name="T14">cac:TaxRepresentativeParty/cac:PartyTaxScheme/cbc:CompanyID)) or </text:span><text:span text:style-name="T14">(not(//cac:AccountingCustomerParty/cac:Party/cac:PartyTaxScheme/cbc:CompanyID))) </text:span><text:span text:style-name="T14">or not(//cac:ClassifiedTaxCategory[cbc:ID = 'O'])</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3</text:p>
          </table:table-cell>
          <table:table-cell table:style-name="ce46" office:value-type="string">
            <text:p>(exists(//cac:AllowanceCharge[cbc:ChargeIndicator='fals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cbc:ID = 'O']))</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4</text:p>
          </table:table-cell>
          <table:table-cell table:style-name="ce47" office:value-type="string">
            <text:p>(exists(//cac:AllowanceCharge[cbc:ChargeIndicator='tru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cbc:ID = 'O']))</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5</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6</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7</text:p>
          </table:table-cell>
          <table:table-cell table:style-name="ce29" office:value-type="string">
            <text:p>not(cbc:Percent)</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O-08</text:p>
          </table:table-cell>
          <table:table-cell table:style-name="ce41" office:value-type="string">
            <text:p>../cbc:TaxableAmount = (sum(//cac:InvoiceLine[cac:Item/cac:ClassifiedTaxCategory/cbc:ID='O']/xs:decimal(cbc:LineExtensionAmount)) + sum(/ubl:Invoice/cac:AllowanceCharge[cbc:ChargeIndicator='true'][cac:TaxCategory/cbc:ID='O']/xs:decimal(cbc:Amount)) - sum(/ubl:Invoice/cac:AllowanceCharge[cbc:ChargeIndicator='false'][cac:TaxCategory/cbc:ID='O']/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09</text:p>
          </table:table-cell>
          <table:table-cell table:style-name="ce29" office:value-type="string">
            <text:p>../cbc:TaxAmount = 0</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O-10</text:p>
          </table:table-cell>
          <table:table-cell table:style-name="ce29" office:value-type="string">
            <text:p>exists(cbc:TaxExemptionReason) or exists(cbc:TaxExemptionReasonCode)</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11</text:p>
          </table:table-cell>
          <table:table-cell table:style-name="ce24" office:value-type="string">
            <text:p><text:span text:style-name="T24">(exists(cac:TaxTotal/cac:TaxSubtotal/cac:TaxCategory/cbc:ID[. = 'O']) <text:s/>and </text:span><text:span text:style-name="T10">count(cac:TaxTotal/cac:TaxSubtotal/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0"/>
          <table:table-cell table:number-columns-repeated="1016"/>
        </table:table-row>
        <table:table-row table:style-name="ro7">
          <table:table-cell office:value-type="string">
            <text:p>model</text:p>
          </table:table-cell>
          <table:table-cell table:style-name="ce19" office:value-type="string">
            <text:p>BR-O-12</text:p>
          </table:table-cell>
          <table:table-cell table:style-name="ce48" office:value-type="string">
            <text:p><text:span text:style-name="T15">(exists(cac:TaxTotal/cac:TaxSubtotal/cac:TaxCategory/cbc:ID[. = 'O']) <text:s/>and </text:span><text:span text:style-name="T25">count(//cac:ClassifiedTaxCategory[cbc:ID != 'O']) = 0) or </text:span><text:span text:style-name="T25">not(</text:span><text:span text:style-name="T15">cac:TaxTotal/cac:TaxSubtotal/cac:TaxCategory/cbc:ID[. = 'O']</text:span><text:span text:style-name="T25">)</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13</text:p>
          </table:table-cell>
          <table:table-cell table:style-name="ce48" office:value-type="string">
            <text:p><text:span text:style-name="T15">(exists(cac:TaxTotal/cac:TaxSubtotal/cac:TaxCategory/cbc:ID[. = 'O']) <text:s/>and </text:span><text:span text:style-name="T25">count(//cac:AllowanceCharge[cbc:ChargeIndicator='false']/cac:TaxCategory[cbc:ID != </text:span><text:span text:style-name="T25">'O']) = 0) or not(</text:span><text:span text:style-name="T15">cac:TaxTotal/cac:TaxSubtotal/cac:TaxCategory/cbc:ID[. = 'O']</text:span><text:span text:style-name="T25">)</text:span></text:p>
          </table:table-cell>
          <table:table-cell table:number-columns-repeated="4"/>
          <table:table-cell table:style-name="ce40"/>
          <table:table-cell table:number-columns-repeated="1016"/>
        </table:table-row>
        <table:table-row table:style-name="ro10">
          <table:table-cell office:value-type="string">
            <text:p>model</text:p>
          </table:table-cell>
          <table:table-cell table:style-name="ce19" office:value-type="string">
            <text:p>BR-O-14</text:p>
          </table:table-cell>
          <table:table-cell table:style-name="ce24" office:value-type="string">
            <text:p><text:span text:style-name="T24">(exists(cac:TaxTotal/cac:TaxSubtotal/cac:TaxCategory/cbc:ID[. = 'O']) <text:s/>and </text:span><text:span text:style-name="T10">count(//cac:AllowanceCharge[cbc:ChargeIndicator='true']/cac:TaxCategory[cbc:ID != </text:span><text:span text:style-name="T10">'O']) = 0) or not(</text:span><text:span text:style-name="T24">cac:TaxTotal/cac:TaxSubtotal/cac:TaxCategory/cbc:ID[. = 'O']</text:span><text:span text:style-name="T10">)</text:span></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IG-01</text:p>
          </table:table-cell>
          <table:table-cell table:style-name="ce41"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2</text:p>
          </table:table-cell>
          <table:table-cell table:style-name="ce42" office:value-type="string">
            <text:p><text:span text:style-name="T3">(exists(//</text:span><text:span text:style-name="T15">cac:ClassifiedTaxCategory[cbc:ID = 'IG']</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21">cac:TaxRepresentativeParty/cac:PartyTaxScheme/cbc:CompanyID))) or </text:span><text:span text:style-name="T21">not(exists(//cac:ClassifiedTaxCategory[cbc:ID = 'IG']))</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3</text:p>
          </table:table-cell>
          <table:table-cell table:style-name="ce42" office:value-type="string">
            <text:p><text:span text:style-name="T3">(exists(//</text:span><text:span text:style-name="T15">cac:AllowanceCharge[cbc:ChargeIndicator='false']/cac:TaxCategory[cbc:ID='I</text:span><text:span text:style-name="T15">G']</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21">cac:TaxRepresentativeParty/cac:PartyTaxScheme/cbc:CompanyID))) or </text:span><text:span text:style-name="T21">not(exists(//</text:span><text:span text:style-name="T22">cac:AllowanceCharge[cbc:ChargeIndicator='false']/cac:TaxCategory[cbc:ID</text:span><text:span text:style-name="T22">='IG']</text:span><text:span text:style-name="T21">))</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G-04</text:p>
          </table:table-cell>
          <table:table-cell table:style-name="ce42" office:value-type="string">
            <text:p><text:span text:style-name="T10">(exists(//</text:span><text:span text:style-name="T24">cac:AllowanceCharge[cbc:ChargeIndicator='true']/cac:TaxCategory[cbc:ID='I</text:span><text:span text:style-name="T24">G']</text:span><text:span text:style-name="T10">) and </text:span><text:span text:style-name="T10">(exists(//cac:AccountingSupplierParty/cac:Party/cac:PartyTaxScheme/cbc:CompanyID) </text:span><text:span text:style-name="T10">or </text:span><text:span text:style-name="T10">exists(//cac:AccountingSupplierParty/cac:Party/cac:PartyLegalEntity/cbc:CompanyID) </text:span><text:span text:style-name="T10">or exists(//</text:span><text:span text:style-name="T21">cac:TaxRepresentativeParty/cac:PartyTaxScheme/cbc:CompanyID))) or </text:span><text:span text:style-name="T21">not(exists(//</text:span><text:span text:style-name="T22">cac:AllowanceCharge[cbc:ChargeIndicator='true']/cac:TaxCategory[cbc:ID</text:span><text:span text:style-name="T22">='IG']</text:span><text:span text:style-name="T21">))</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G-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G-08</text:p>
          </table:table-cell>
          <table:table-cell table:style-name="ce41" office:value-type="string">
            <text:p>every $rate in cbc:Percent satisfies </text:p>
            <text:p>(../cbc:TaxableAmount = (sum(//cac:InvoiceLine[cac:Item/cac:ClassifiedTaxCategory/cbc:ID='IG'][cac:Item/cac:ClassifiedTaxCategory/cbc:Percent =$rate]/xs:decimal(cbc:LineExtensionAmount)) + sum(/ubl:Invoice/cac:AllowanceCharge[cbc:ChargeIndicator='true'][cac:TaxCategory/cbc:ID='IG'][cac:TaxCategory/cbc:Percent = $rate]/xs:decimal(cbc:Amount)) - sum(/ubl:Invoice/cac:AllowanceCharge[cbc:ChargeIndicator='false'][cac:TaxCategory/cbc:ID='IG'][cac:TaxCategory/cbc:Percent = $rate]/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G-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9">
          <table:table-cell office:value-type="string">
            <text:p>model</text:p>
          </table:table-cell>
          <table:table-cell table:style-name="ce19" office:value-type="string">
            <text:p>BR-IP-01</text:p>
          </table:table-cell>
          <table:table-cell table:style-name="ce41"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P-02</text:p>
          </table:table-cell>
          <table:table-cell table:style-name="ce42" office:value-type="string">
            <text:p><text:span text:style-name="T3">(exists(//</text:span><text:span text:style-name="T15">cac:ClassifiedTaxCategory[cbc:ID = 'IP']</text:span><text:span text:style-name="T3">) and </text:span><text:span text:style-name="T3">(exists(//cac:AccountingSupplierParty/cac:Party/cac:PartyTaxScheme/cbc:CompanyID) </text:span><text:span text:style-name="T3">or </text:span><text:span text:style-name="T25">exists(//cac:AccountingSupplierParty/cac:Party/cac:PartyLegalEntity/cbc:CompanyID) </text:span><text:span text:style-name="T25">or exists(//</text:span><text:span text:style-name="T14">cac:TaxRepresentativeParty/cac:PartyTaxScheme/cbc:CompanyID))) or </text:span><text:span text:style-name="T14">not(exists(//cac:ClassifiedTaxCategory[cbc:ID = 'IP']))</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P-03</text:p>
          </table:table-cell>
          <table:table-cell table:style-name="ce42" office:value-type="string">
            <text:p><text:span text:style-name="T3">(exists(//</text:span><text:span text:style-name="T15">cac:AllowanceCharge[cbc:ChargeIndicator='false']/cac:TaxCategory[cbc:ID='I</text:span><text:span text:style-name="T15">P']</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21">cac:TaxRepresentativeParty/cac:PartyTaxScheme/cbc:CompanyID))) or </text:span><text:span text:style-name="T21">not(exists(//</text:span><text:span text:style-name="T22">cac:AllowanceCharge[cbc:ChargeIndicator='false']/cac:TaxCategory[cbc:ID</text:span><text:span text:style-name="T22">='IP']</text:span><text:span text:style-name="T21">))</text:span></text:p>
          </table:table-cell>
          <table:table-cell table:number-columns-repeated="4"/>
          <table:table-cell table:style-name="ce40"/>
          <table:table-cell table:number-columns-repeated="1016"/>
        </table:table-row>
        <table:table-row table:style-name="ro11">
          <table:table-cell office:value-type="string">
            <text:p>model</text:p>
          </table:table-cell>
          <table:table-cell table:style-name="ce19" office:value-type="string">
            <text:p>BR-IP-04</text:p>
          </table:table-cell>
          <table:table-cell table:style-name="ce42" office:value-type="string">
            <text:p><text:span text:style-name="T3">(exists(//</text:span><text:span text:style-name="T15">cac:AllowanceCharge[cbc:ChargeIndicator='true']/cac:TaxCategory[cbc:ID='IP</text:span><text:span text:style-name="T15">']</text:span><text:span text:style-name="T3">) and </text:span><text:span text:style-name="T3">(exists(//cac:AccountingSupplierParty/cac:Party/cac:PartyTaxScheme/cbc:CompanyID) </text:span><text:span text:style-name="T3">or </text:span><text:span text:style-name="T3">exists(//cac:AccountingSupplierParty/cac:Party/cac:PartyLegalEntity/cbc:CompanyID) </text:span><text:span text:style-name="T3">or </text:span><text:span text:style-name="T10">exists(//</text:span><text:span text:style-name="T21">cac:TaxRepresentativeParty/cac:PartyTaxScheme/cbc:CompanyID))) or </text:span><text:span text:style-name="T21">not(exists(//</text:span><text:span text:style-name="T22">cac:AllowanceCharge[cbc:ChargeIndicator='true']/cac:TaxCategory[cbc:ID</text:span><text:span text:style-name="T22">='IP']</text:span><text:span text:style-name="T21">))</text:span></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5</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6</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4">
          <table:table-cell office:value-type="string">
            <text:p>model</text:p>
          </table:table-cell>
          <table:table-cell table:style-name="ce19" office:value-type="string">
            <text:p>BR-IP-07</text:p>
          </table:table-cell>
          <table:table-cell table:style-name="ce43" office:value-type="string">
            <text:p>(cbc:Percent) &gt; 0</text:p>
          </table:table-cell>
          <table:table-cell table:number-columns-repeated="4"/>
          <table:table-cell table:style-name="ce40"/>
          <table:table-cell table:number-columns-repeated="1016"/>
        </table:table-row>
        <table:table-row table:style-name="ro27">
          <table:table-cell office:value-type="string">
            <text:p>model</text:p>
          </table:table-cell>
          <table:table-cell table:style-name="ce19" office:value-type="string">
            <text:p>BR-IP-08</text:p>
          </table:table-cell>
          <table:table-cell table:style-name="ce41" office:value-type="string">
            <text:p>every <text:s/>$rate in cbc:Percent satisfies</text:p>
            <text:p>(../cbc:TaxableAmount = (sum(//cac:InvoiceLine[cac:Item/cac:ClassifiedTaxCategory/cbc:ID='IP'][cac:Item/cac:ClassifiedTaxCategory/cbc:Percent =$rate]/xs:decimal(cbc:LineExtensionAmount)) + sum(/ubl:Invoice/cac:AllowanceCharge[cbc:ChargeIndicator='true'][cac:TaxCategory/cbc:ID='IP'][cac:TaxCategory/cbc:Percent = $rate]/xs:decimal(cbc:Amount)) - sum(/ubl:Invoice/cac:AllowanceCharge[cbc:ChargeIndicator='false'][cac:TaxCategory/cbc:ID='IP'][cac:TaxCategory/cbc:Percent = $rate]/xs:decimal(cbc:Amount))))</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09</text:p>
          </table:table-cell>
          <table:table-cell table:style-name="ce29" office:value-type="string">
            <text:p>../cbc:TaxAmount = round(((../cbc:TaxableAmount) * (cbc:Percent div 100)) * 10 * 10) div 100 </text:p>
          </table:table-cell>
          <table:table-cell table:number-columns-repeated="4"/>
          <table:table-cell table:style-name="ce40"/>
          <table:table-cell table:number-columns-repeated="1016"/>
        </table:table-row>
        <table:table-row table:style-name="ro6">
          <table:table-cell office:value-type="string">
            <text:p>model</text:p>
          </table:table-cell>
          <table:table-cell table:style-name="ce19" office:value-type="string">
            <text:p>BR-IP-10</text:p>
          </table:table-cell>
          <table:table-cell table:style-name="ce29" office:value-type="string">
            <text:p>not(cbc:TaxExemptionReason) and not(cbc:TaxExemptionReasonCode)</text:p>
          </table:table-cell>
          <table:table-cell table:number-columns-repeated="4"/>
          <table:table-cell table:style-name="ce40"/>
          <table:table-cell table:number-columns-repeated="1016"/>
        </table:table-row>
        <table:table-row table:style-name="ro16">
          <table:table-cell office:value-type="string">
            <text:p>model</text:p>
          </table:table-cell>
          <table:table-cell table:style-name="ce19" office:value-type="string">
            <text:p>Invoice Period </text:p>
          </table:table-cell>
          <table:table-cell office:value-type="string">
            <text:p>cac:InvoicePeriod</text:p>
          </table:table-cell>
          <table:table-cell table:number-columns-repeated="1021"/>
        </table:table-row>
        <table:table-row table:style-name="ro16">
          <table:table-cell office:value-type="string">
            <text:p>model</text:p>
          </table:table-cell>
          <table:table-cell table:style-name="ce19" office:value-type="string">
            <text:p>Document totals </text:p>
          </table:table-cell>
          <table:table-cell office:value-type="string">
            <text:p>cac:LegalMonetaryTotal</text:p>
          </table:table-cell>
          <table:table-cell table:number-columns-repeated="1021"/>
        </table:table-row>
        <table:table-row table:style-name="ro17">
          <table:table-cell table:style-name="ce18" office:value-type="string">
            <text:p>model</text:p>
          </table:table-cell>
          <table:table-cell table:style-name="ce18" office:value-type="string">
            <text:p>Amount due</text:p>
          </table:table-cell>
          <table:table-cell table:style-name="ce50" office:value-type="string">
            <text:p>cac:LegalMonetaryTotal/cbc:PayableAmount</text:p>
          </table:table-cell>
          <table:table-cell table:number-columns-repeated="1021"/>
        </table:table-row>
        <table:table-row table:style-name="ro16">
          <table:table-cell table:style-name="ce18" office:value-type="string">
            <text:p>model</text:p>
          </table:table-cell>
          <table:table-cell table:style-name="ce18" office:value-type="string">
            <text:p>Payee Financial Account</text:p>
          </table:table-cell>
          <table:table-cell table:style-name="ce51" office:value-type="string">
            <text:p>cac:PaymentMeans/cac:PayeeFinancialAccount</text:p>
          </table:table-cell>
          <table:table-cell table:number-columns-repeated="1021"/>
        </table:table-row>
        <table:table-row table:style-name="ro16">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6">
          <table:table-cell office:value-type="string">
            <text:p>model</text:p>
          </table:table-cell>
          <table:table-cell table:style-name="ce19" office:value-type="string">
            <text:p>Tax Representative postal address</text:p>
          </table:table-cell>
          <table:table-cell office:value-type="string">
            <text:p>cac:TaxRepresentativeParty/cac:PostalAddress</text:p>
          </table:table-cell>
          <table:table-cell table:number-columns-repeated="1021"/>
        </table:table-row>
        <table:table-row table:style-name="ro16">
          <table:table-cell office:value-type="string">
            <text:p>model</text:p>
          </table:table-cell>
          <table:table-cell table:style-name="ce19" office:value-type="string">
            <text:p>Tax Representative</text:p>
          </table:table-cell>
          <table:table-cell office:value-type="string">
            <text:p>cac:TaxRepresentativeParty</text:p>
          </table:table-cell>
          <table:table-cell table:number-columns-repeated="1021"/>
        </table:table-row>
        <table:table-row table:style-name="ro16">
          <table:table-cell table:style-name="ce18" office:value-type="string">
            <text:p>model</text:p>
          </table:table-cell>
          <table:table-cell table:style-name="ce22" office:value-type="string">
            <text:p>Seller electronic address</text:p>
          </table:table-cell>
          <table:table-cell table:style-name="ce52" office:value-type="string">
            <text:p>cac:AccountingSupplierParty/cac:Party/cbc:EndpointID</text:p>
          </table:table-cell>
          <table:table-cell table:number-columns-repeated="1021"/>
        </table:table-row>
        <table:table-row table:style-name="ro16">
          <table:table-cell office:value-type="string">
            <text:p>model</text:p>
          </table:table-cell>
          <table:table-cell table:style-name="ce19" office:value-type="string">
            <text:p>Seller postal address</text:p>
          </table:table-cell>
          <table:table-cell office:value-type="string">
            <text:p>cac:AccountingSupplierParty/cac:Party/cac:PostalAddress</text:p>
          </table:table-cell>
          <table:table-cell table:number-columns-repeated="1021"/>
        </table:table-row>
        <table:table-row table:style-name="ro16">
          <table:table-cell office:value-type="string">
            <text:p>model</text:p>
          </table:table-cell>
          <table:table-cell table:style-name="ce19" office:value-type="string">
            <text:p>Seller</text:p>
          </table:table-cell>
          <table:table-cell office:value-type="string">
            <text:p>cac:AccountingSupplierParty</text:p>
          </table:table-cell>
          <table:table-cell table:number-columns-repeated="1021"/>
        </table:table-row>
        <table:table-row table:style-name="ro16">
          <table:table-cell office:value-type="string">
            <text:p>model</text:p>
          </table:table-cell>
          <table:table-cell table:style-name="ce19" office:value-type="string">
            <text:p>Invoice Line </text:p>
          </table:table-cell>
          <table:table-cell office:value-type="string">
            <text:p>cac:InvoiceLine</text:p>
          </table:table-cell>
          <table:table-cell table:number-columns-repeated="1021"/>
        </table:table-row>
        <table:table-row table:style-name="ro16">
          <table:table-cell office:value-type="string">
            <text:p>model</text:p>
          </table:table-cell>
          <table:table-cell table:style-name="ce19" office:value-type="string">
            <text:p>Invoice Line Period </text:p>
          </table:table-cell>
          <table:table-cell office:value-type="string">
            <text:p>cac:InvoiceLine/cac:InvoicePeriod</text:p>
          </table:table-cell>
          <table:table-cell table:number-columns-repeated="1021"/>
        </table:table-row>
        <table:table-row table:style-name="ro16">
          <table:table-cell office:value-type="string">
            <text:p>model</text:p>
          </table:table-cell>
          <table:table-cell table:style-name="ce19" office:value-type="string">
            <text:p>Document level allowances </text:p>
          </table:table-cell>
          <table:table-cell table:style-name="ce51" office:value-type="string">
            <text:p>//ubl:Invoice/cac:AllowanceCharge[cbc:ChargeIndicator = 'false']</text:p>
          </table:table-cell>
          <table:table-cell table:number-columns-repeated="1021"/>
        </table:table-row>
        <table:table-row table:style-name="ro16">
          <table:table-cell office:value-type="string">
            <text:p>model</text:p>
          </table:table-cell>
          <table:table-cell table:style-name="ce19" office:value-type="string">
            <text:p>Document level charges </text:p>
          </table:table-cell>
          <table:table-cell table:style-name="ce51" office:value-type="string">
            <text:p>//ubl:Invoice/cac:AllowanceCharge[cbc:ChargeIndicator = 'true']</text:p>
          </table:table-cell>
          <table:table-cell table:number-columns-repeated="1021"/>
        </table:table-row>
        <table:table-row table:style-name="ro16">
          <table:table-cell office:value-type="string">
            <text:p>model</text:p>
          </table:table-cell>
          <table:table-cell table:style-name="ce19"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6">
          <table:table-cell office:value-type="string">
            <text:p>model</text:p>
          </table:table-cell>
          <table:table-cell table:style-name="ce19"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6">
          <table:table-cell office:value-type="string">
            <text:p>model</text:p>
          </table:table-cell>
          <table:table-cell table:style-name="ce19" office:value-type="string">
            <text:p>VAT breakdown </text:p>
          </table:table-cell>
          <table:table-cell office:value-type="string">
            <text:p>cac:TaxTotal/cac:TaxSubtotal</text:p>
          </table:table-cell>
          <table:table-cell table:number-columns-repeated="1021"/>
        </table:table-row>
        <table:table-row table:style-name="ro16">
          <table:table-cell office:value-type="string">
            <text:p>model</text:p>
          </table:table-cell>
          <table:table-cell table:style-name="ce19" office:value-type="string">
            <text:p>Payment instructions </text:p>
          </table:table-cell>
          <table:table-cell office:value-type="string">
            <text:p>cac:PaymentMeans</text:p>
          </table:table-cell>
          <table:table-cell table:number-columns-repeated="1021"/>
        </table:table-row>
        <table:table-row table:style-name="ro16">
          <table:table-cell office:value-type="string">
            <text:p>model</text:p>
          </table:table-cell>
          <table:table-cell table:style-name="ce19" office:value-type="string">
            <text:p>Card information </text:p>
          </table:table-cell>
          <table:table-cell table:style-name="ce53" office:value-type="string">
            <text:p>cac:PaymentMeans/cac:CardAccount</text:p>
          </table:table-cell>
          <table:table-cell table:number-columns-repeated="1021"/>
        </table:table-row>
        <table:table-row table:style-name="ro16">
          <table:table-cell office:value-type="string">
            <text:p>model</text:p>
          </table:table-cell>
          <table:table-cell table:style-name="ce19" office:value-type="string">
            <text:p>Additional supporting documents </text:p>
          </table:table-cell>
          <table:table-cell office:value-type="string">
            <text:p>cac:AdditionalDocumentReference</text:p>
          </table:table-cell>
          <table:table-cell table:number-columns-repeated="1021"/>
        </table:table-row>
        <table:table-row table:style-name="ro16">
          <table:table-cell office:value-type="string">
            <text:p>model</text:p>
          </table:table-cell>
          <table:table-cell table:style-name="ce19" office:value-type="string">
            <text:p>Item attributes </text:p>
          </table:table-cell>
          <table:table-cell office:value-type="string">
            <text:p>//cac:AdditionalItemProperty</text:p>
          </table:table-cell>
          <table:table-cell table:number-columns-repeated="1021"/>
        </table:table-row>
        <table:table-row table:style-name="ro16">
          <table:table-cell office:value-type="string">
            <text:p>model</text:p>
          </table:table-cell>
          <table:table-cell table:style-name="ce19" office:value-type="string">
            <text:p>VAT identifiers </text:p>
          </table:table-cell>
          <table:table-cell office:value-type="string">
            <text:p>//cac:PartyTaxScheme</text:p>
          </table:table-cell>
          <table:table-cell table:number-columns-repeated="1021"/>
        </table:table-row>
        <table:table-row table:style-name="ro16">
          <table:table-cell office:value-type="string">
            <text:p>model</text:p>
          </table:table-cell>
          <table:table-cell office:value-type="string">
            <text:p>Tax Total</text:p>
          </table:table-cell>
          <table:table-cell table:style-name="ce51" office:value-type="string">
            <text:p>//ubl:Invoice/cac:TaxTotal</text:p>
          </table:table-cell>
          <table:table-cell table:number-columns-repeated="1021"/>
        </table:table-row>
        <table:table-row table:style-name="ro16">
          <table:table-cell office:value-type="string">
            <text:p>model</text:p>
          </table:table-cell>
          <table:table-cell table:style-name="ce19" office:value-type="string">
            <text:p>Tax subtotal</text:p>
          </table:table-cell>
          <table:table-cell office:value-type="string">
            <text:p>//cac:TaxSubtotal</text:p>
          </table:table-cell>
          <table:table-cell table:number-columns-repeated="1021"/>
        </table:table-row>
        <table:table-row table:style-name="ro16">
          <table:table-cell office:value-type="string">
            <text:p>model</text:p>
          </table:table-cell>
          <table:table-cell table:style-name="ce19" office:value-type="string">
            <text:p>Preceding Invoice</text:p>
          </table:table-cell>
          <table:table-cell office:value-type="string">
            <text:p>cac:BillingReference</text:p>
          </table:table-cell>
          <table:table-cell table:number-columns-repeated="1021"/>
        </table:table-row>
        <table:table-row table:style-name="ro16">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6">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4" office:value-type="string">
            <text:p><text:span text:style-name="T3">cac:AllowanceCharge[cbc:ChargeIndicator='true'</text:span><text:span text:style-name="T29">]/cac:TaxCategory[cbc:ID='S']</text:span></text:p>
          </table:table-cell>
          <table:table-cell table:number-columns-repeated="1021"/>
        </table:table-row>
        <table:table-row table:style-name="ro16">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6">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6">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29">]/cac:TaxCategory[cbc:ID='Z']</text:span></text:p>
          </table:table-cell>
          <table:table-cell table:number-columns-repeated="1021"/>
        </table:table-row>
        <table:table-row table:style-name="ro16">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6">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29">]/cac:TaxCategory[cbc:ID='E']</text:span></text:p>
          </table:table-cell>
          <table:table-cell table:number-columns-repeated="1021"/>
        </table:table-row>
        <table:table-row table:style-name="ro16">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6">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6">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29">]/cac:TaxCategory[cbc:ID='G']</text:span></text:p>
          </table:table-cell>
          <table:table-cell table:number-columns-repeated="1021"/>
        </table:table-row>
        <table:table-row table:style-name="ro16">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6">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6">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29">]/cac:TaxCategory[cbc:ID='AE']</text:span></text:p>
          </table:table-cell>
          <table:table-cell table:number-columns-repeated="1021"/>
        </table:table-row>
        <table:table-row table:style-name="ro16">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6">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6">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29">]/cac:TaxCategory[cbc:ID='IC']</text:span></text:p>
          </table:table-cell>
          <table:table-cell table:number-columns-repeated="1021"/>
        </table:table-row>
        <table:table-row table:style-name="ro16">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6">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6">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6">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4" office:value-type="string">
            <text:p><text:span text:style-name="T3">cac:AllowanceCharge[cbc:ChargeIndicator='true'</text:span><text:span text:style-name="T29">]/cac:TaxCategory[cbc:ID='O']</text:span></text:p>
          </table:table-cell>
          <table:table-cell table:number-columns-repeated="1021"/>
        </table:table-row>
        <table:table-row table:style-name="ro16">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6">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16">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4" office:value-type="string">
            <text:p><text:span text:style-name="T3">cac:AllowanceCharge[cbc:ChargeIndicator='true'</text:span><text:span text:style-name="T29">]/cac:TaxCategory[cbc:ID='IG']</text:span></text:p>
          </table:table-cell>
          <table:table-cell table:number-columns-repeated="1021"/>
        </table:table-row>
        <table:table-row table:style-name="ro16">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16">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16">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4" office:value-type="string">
            <text:p><text:span text:style-name="T3">cac:AllowanceCharge[cbc:ChargeIndicator='true'</text:span><text:span text:style-name="T29">]/cac:TaxCategory[cbc:ID='IP']</text:span></text:p>
          </table:table-cell>
          <table:table-cell table:number-columns-repeated="1021"/>
        </table:table-row>
        <table:table-row table:style-name="ro16">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16">
          <table:table-cell office:value-type="string">
            <text:p>model</text:p>
          </table:table-cell>
          <table:table-cell table:style-name="ce19" office:value-type="string">
            <text:p>Invoice </text:p>
          </table:table-cell>
          <table:table-cell table:style-name="ce51" office:value-type="string">
            <text:p>//ubl:Invoice</text:p>
          </table:table-cell>
          <table:table-cell table:number-columns-repeated="1021"/>
        </table:table-row>
        <table:table-row table:style-name="ro16">
          <table:table-cell office:value-type="string">
            <text:p>model</text:p>
          </table:table-cell>
          <table:table-cell table:style-name="ce19"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2" office:value-type="string">
            <text:p>Deliver to address</text:p>
          </table:table-cell>
          <table:table-cell table:style-name="ce55" office:value-type="string">
            <text:p>cac:Delivery/cac:DeliveryLocation/cac:Address</text:p>
          </table:table-cell>
          <table:table-cell table:number-columns-repeated="1021"/>
        </table:table-row>
        <table:table-row table:style-name="ro16">
          <table:table-cell office:value-type="string">
            <text:p>model</text:p>
          </table:table-cell>
          <table:table-cell table:style-name="ce2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2" office:value-type="string">
            <text:p>Item standard identifier</text:p>
          </table:table-cell>
          <table:table-cell table:style-name="ce56"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2" office:value-type="string">
            <text:p>Item classification identifier</text:p>
          </table:table-cell>
          <table:table-cell table:style-name="ce56"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16" table:number-rows-repeated="1048331">
          <table:table-cell table:number-columns-repeated="1024"/>
        </table:table-row>
        <table:table-row table:style-name="ro16">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2">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5/12/2016</text:date>, <text:time>14:33:5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5T14:33:52</dc:date>
    <dc:creator>Oriol Bausà</dc:creator>
    <meta:editing-duration>P31DT12H2M</meta:editing-duration>
    <meta:editing-cycles>313</meta:editing-cycles>
    <meta:document-statistic meta:table-count="3" meta:cell-count="1710" meta:object-count="0"/>
  </office:meta>
</office:document-meta>
</file>